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56.99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4.64mm"/>
    </style:style>
    <style:style style:name="co9" style:family="table-column">
      <style:table-column-properties fo:break-before="auto" style:column-width="25.06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4.73mm"/>
    </style:style>
    <style:style style:name="co14" style:family="table-column">
      <style:table-column-properties fo:break-before="auto" style:column-width="28.75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2.23mm"/>
    </style:style>
    <style:style style:name="co18" style:family="table-column">
      <style:table-column-properties fo:break-before="auto" style:column-width="21.7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6.53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text-underline-style="none" style:font-size-asian="11pt" style:font-size-complex="11pt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5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8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0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5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8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19:Sheet1.G119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4"/>
        <table:table-column table:style-name="co10" table:default-cell-style-name="ce17"/>
        <table:table-column table:style-name="co11" table:default-cell-style-name="ce19"/>
        <table:table-column table:style-name="co12" table:default-cell-style-name="ce3"/>
        <table:table-column table:style-name="co13" table:default-cell-style-name="ce3"/>
        <table:table-column table:style-name="co14" table:default-cell-style-name="ce23"/>
        <table:table-column table:style-name="co15" table:default-cell-style-name="ce24"/>
        <table:table-column table:style-name="co16" table:number-columns-repeated="3" table:default-cell-style-name="ce3"/>
        <table:table-column table:style-name="co17" table:default-cell-style-name="ce26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0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1" office:value-type="string" calcext:value-type="string">
            <text:p>Pays/Région</text:p>
          </table:table-cell>
          <table:table-cell table:style-name="ce13" office:value-type="string" calcext:value-type="string">
            <text:p>Quantité</text:p>
          </table:table-cell>
          <table:table-cell table:style-name="ce15" office:value-type="string" calcext:value-type="string">
            <text:p>Unité de poids / quantité</text:p>
          </table:table-cell>
          <table:table-cell table:style-name="ce18" office:value-type="string" calcext:value-type="string">
            <text:p>Prix unitaire / unité de compte Lt</text:p>
          </table:table-cell>
          <table:table-cell table:style-name="ce20" office:value-type="string" calcext:value-type="string">
            <text:p>Prix unitaire / unité de compte Sous</text:p>
          </table:table-cell>
          <table:table-cell table:style-name="ce20" office:value-type="string" calcext:value-type="string">
            <text:p>Prix unitaire / unité de compte Deniers</text:p>
          </table:table-cell>
          <table:table-cell table:style-name="ce21" office:value-type="string" calcext:value-type="string">
            <text:p>Prix unitaire en décimale de Lt</text:p>
          </table:table-cell>
          <table:table-cell table:style-name="ce20" office:value-type="string" calcext:value-type="string">
            <text:p>Valeur en livres tournois</text:p>
          </table:table-cell>
          <table:table-cell table:style-name="ce20" office:value-type="string" calcext:value-type="string">
            <text:p>valeur en sous</text:p>
          </table:table-cell>
          <table:table-cell table:style-name="ce20" office:value-type="string" calcext:value-type="string">
            <text:p>valeur en denier</text:p>
          </table:table-cell>
          <table:table-cell table:style-name="ce20" office:value-type="string" calcext:value-type="string">
            <text:p>Valeur en décimale de livre tournois</text:p>
          </table:table-cell>
          <table:table-cell table:style-name="ce25" office:value-type="string" calcext:value-type="string">
            <text:p>Valeur calculée</text:p>
          </table:table-cell>
          <table:table-cell table:style-name="ce27" office:value-type="string" calcext:value-type="string">
            <text:p>Différence</text:p>
          </table:table-cell>
          <table:table-cell table:style-name="ce28" office:value-type="string" calcext:value-type="string">
            <text:p>Remarques</text:p>
          </table:table-cell>
          <table:table-cell table:style-name="ce29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8" calcext:value-type="float">
            <text:p>18,00</text:p>
          </table:table-cell>
          <table:table-cell table:style-name="ce16" office:value-type="string" calcext:value-type="string">
            <text:p>en nombre</text:p>
          </table:table-cell>
          <table:table-cell table:number-columns-repeated="3"/>
          <table:table-cell table:style-name="ce22" table:formula="of:=[.L2]+([.M2]/20)+([.N2]/240)" office:value-type="float" office:value="0" calcext:value-type="float">
            <text:p>0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0" calcext:value-type="float">
            <text:p>0,0000</text:p>
          </table:table-cell>
          <table:table-cell table:formula="of:=[.S2]-[.T2]" office:value-type="float" office:value="0" calcext:value-type="float">
            <text:p>0</text:p>
          </table:table-cell>
          <table:table-cell office:value-type="string" calcext:value-type="string">
            <text:p>"quel poids ?". A 25 L les 100 livres</text:p>
          </table:table-cell>
          <table:table-cell table:number-columns-repeated="100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s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3]+([.M3]/20)+([.N3]/240)" office:value-type="float" office:value="36" calcext:value-type="float">
            <text:p>36,0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324" calcext:value-type="float">
            <text:p>324,0000</text:p>
          </table:table-cell>
          <table:table-cell table:formula="of:=[.S3]-[.T3]" office:value-type="float" office:value="-324" calcext:value-type="float">
            <text:p>-324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z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4]+([.M4]/20)+([.N4]/240)" office:value-type="float" office:value="2" calcext:value-type="float">
            <text:p>2,0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60" calcext:value-type="float">
            <text:p>60,0000</text:p>
          </table:table-cell>
          <table:table-cell table:formula="of:=[.S4]-[.T4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791" calcext:value-type="float">
            <text:p>791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5]+([.M5]/20)+([.N5]/240)" office:value-type="float" office:value="25" calcext:value-type="float">
            <text:p>25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19775" calcext:value-type="float">
            <text:p>19 775,0000</text:p>
          </table:table-cell>
          <table:table-cell table:formula="of:=[.S5]-[.T5]" office:value-type="float" office:value="-19775" calcext:value-type="float">
            <text:p>-19775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bariqu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6]+([.M6]/20)+([.N6]/240)" office:value-type="float" office:value="22" calcext:value-type="float">
            <text:p>22,0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880" calcext:value-type="float">
            <text:p>880,0000</text:p>
          </table:table-cell>
          <table:table-cell table:formula="of:=[.S6]-[.T6]" office:value-type="float" office:value="-880" calcext:value-type="float">
            <text:p>-880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iscui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oucaud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7]+([.M7]/20)+([.N7]/240)" office:value-type="float" office:value="15" calcext:value-type="float">
            <text:p>15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225" calcext:value-type="float">
            <text:p>225,0000</text:p>
          </table:table-cell>
          <table:table-cell table:formula="of:=[.S7]-[.T7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iscui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sac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8]+([.M8]/20)+([.N8]/240)" office:value-type="float" office:value="4" calcext:value-type="float">
            <text:p>4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36" calcext:value-type="float">
            <text:p>36,0000</text:p>
          </table:table-cell>
          <table:table-cell table:formula="of:=[.S8]-[.T8]" office:value-type="float" office:value="-36" calcext:value-type="float">
            <text:p>-36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is jau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7213" calcext:value-type="float">
            <text:p>7 21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9]+([.M9]/20)+([.N9]/240)" office:value-type="float" office:value="0.1" calcext:value-type="float">
            <text:p>0,1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721.3" calcext:value-type="float">
            <text:p>721,3000</text:p>
          </table:table-cell>
          <table:table-cell table:formula="of:=[.S9]-[.T9]" office:value-type="float" office:value="-721.3" calcext:value-type="float">
            <text:p>-721,3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5890" calcext:value-type="float">
            <text:p>5 8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2" table:formula="of:=[.L10]+([.M10]/20)+([.N10]/240)" office:value-type="float" office:value="0.125" calcext:value-type="float">
            <text:p>0,125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736.25" calcext:value-type="float">
            <text:p>736,2500</text:p>
          </table:table-cell>
          <table:table-cell table:formula="of:=[.S10]-[.T10]" office:value-type="float" office:value="-736.25" calcext:value-type="float">
            <text:p>-736,25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nnets de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2" table:formula="of:=[.L11]+([.M11]/20)+([.N11]/240)" office:value-type="float" office:value="24" calcext:value-type="float">
            <text:p>24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48" calcext:value-type="float">
            <text:p>48,0000</text:p>
          </table:table-cell>
          <table:table-cell table:formula="of:=[.S11]-[.T11]" office:value-type="float" office:value="-48" calcext:value-type="float">
            <text:p>-48</text:p>
          </table:table-cell>
          <table:table-cell office:value-type="string" calcext:value-type="string">
            <text:p>40 S pièces</text:p>
          </table:table-cell>
          <table:table-cell table:number-columns-repeated="100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2]+([.M12]/20)+([.N12]/240)" office:value-type="float" office:value="20" calcext:value-type="float">
            <text:p>20,0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480" calcext:value-type="float">
            <text:p>480,0000</text:p>
          </table:table-cell>
          <table:table-cell table:formula="of:=[.S12]-[.T12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billaud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iercon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13]+([.M13]/20)+([.N13]/240)" office:value-type="float" office:value="24" calcext:value-type="float">
            <text:p>24,0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72" calcext:value-type="float">
            <text:p>72,0000</text:p>
          </table:table-cell>
          <table:table-cell table:formula="of:=[.S13]-[.T13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9957" calcext:value-type="float">
            <text:p>19 95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4]+([.M14]/20)+([.N14]/240)" office:value-type="float" office:value="0.4" calcext:value-type="float">
            <text:p>0,4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7982.8" calcext:value-type="float">
            <text:p>7 982,8000</text:p>
          </table:table-cell>
          <table:table-cell table:formula="of:=[.S14]-[.T14]" office:value-type="float" office:value="-7982.8" calcext:value-type="float">
            <text:p>-7982,8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5052" calcext:value-type="float">
            <text:p>15 0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5]+([.M15]/20)+([.N15]/240)" office:value-type="float" office:value="0.5" calcext:value-type="float">
            <text:p>0,5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7526" calcext:value-type="float">
            <text:p>7 526,0000</text:p>
          </table:table-cell>
          <table:table-cell table:formula="of:=[.S15]-[.T15]" office:value-type="float" office:value="-7526" calcext:value-type="float">
            <text:p>-7526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nneve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3" calcext:value-type="float">
            <text:p>3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6]+([.M16]/20)+([.N16]/240)" office:value-type="float" office:value="1" calcext:value-type="float">
            <text:p>1,0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33" calcext:value-type="float">
            <text:p>33,0000</text:p>
          </table:table-cell>
          <table:table-cell table:formula="of:=[.S16]-[.T16]" office:value-type="float" office:value="-33" calcext:value-type="float">
            <text:p>-33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nde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179" calcext:value-type="float">
            <text:p>1 17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7]+([.M17]/20)+([.N17]/240)" office:value-type="float" office:value="0.35" calcext:value-type="float">
            <text:p>0,35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412.65" calcext:value-type="float">
            <text:p>412,6500</text:p>
          </table:table-cell>
          <table:table-cell table:formula="of:=[.S17]-[.T17]" office:value-type="float" office:value="-412.65" calcext:value-type="float">
            <text:p>-412,65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8]+([.M18]/20)+([.N18]/240)" office:value-type="float" office:value="10" calcext:value-type="float">
            <text:p>10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510" calcext:value-type="float">
            <text:p>510,0000</text:p>
          </table:table-cell>
          <table:table-cell table:formula="of:=[.S18]-[.T18]" office:value-type="float" office:value="-510" calcext:value-type="float">
            <text:p>-510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552" calcext:value-type="float">
            <text:p>552,00</text:p>
          </table:table-cell>
          <table:table-cell office:value-type="string" calcext:value-type="string">
            <text:p>baril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9]+([.M19]/20)+([.N19]/240)" office:value-type="float" office:value="5" calcext:value-type="float">
            <text:p>5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2760" calcext:value-type="float">
            <text:p>2 760,0000</text:p>
          </table:table-cell>
          <table:table-cell table:formula="of:=[.S19]-[.T19]" office:value-type="float" office:value="-2760" calcext:value-type="float">
            <text:p>-2760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ocola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0]+([.M20]/20)+([.N20]/240)" office:value-type="float" office:value="1.5" calcext:value-type="float">
            <text:p>1,5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117" calcext:value-type="float">
            <text:p>117,0000</text:p>
          </table:table-cell>
          <table:table-cell table:formula="of:=[.S20]-[.T20]" office:value-type="float" office:value="-117" calcext:value-type="float">
            <text:p>-117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rr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9393" calcext:value-type="float">
            <text:p>9 39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1]+([.M21]/20)+([.N21]/240)" office:value-type="float" office:value="0.75" calcext:value-type="float">
            <text:p>0,75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7044.75" calcext:value-type="float">
            <text:p>7 044,7500</text:p>
          </table:table-cell>
          <table:table-cell table:formula="of:=[.S21]-[.T21]" office:value-type="float" office:value="-7044.75" calcext:value-type="float">
            <text:p>-7044,75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ton fi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2]+([.M22]/20)+([.N22]/240)" office:value-type="float" office:value="2" calcext:value-type="float">
            <text:p>2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350" calcext:value-type="float">
            <text:p>350,0000</text:p>
          </table:table-cell>
          <table:table-cell table:formula="of:=[.S22]-[.T22]" office:value-type="float" office:value="-350" calcext:value-type="float">
            <text:p>-350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t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40" calcext:value-type="float">
            <text:p>340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3]+([.M23]/20)+([.N23]/240)" office:value-type="float" office:value="3" calcext:value-type="float">
            <text:p>3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1020" calcext:value-type="float">
            <text:p>1 020,0000</text:p>
          </table:table-cell>
          <table:table-cell table:formula="of:=[.S23]-[.T23]" office:value-type="float" office:value="-1020" calcext:value-type="float">
            <text:p>-1020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t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4]+([.M24]/20)+([.N24]/240)" office:value-type="float" office:value="1.5" calcext:value-type="float">
            <text:p>1,5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52.5" calcext:value-type="float">
            <text:p>52,5000</text:p>
          </table:table-cell>
          <table:table-cell table:formula="of:=[.S24]-[.T24]" office:value-type="float" office:value="-52.5" calcext:value-type="float">
            <text:p>-52,5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vre jau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5]+([.M25]/20)+([.N25]/240)" office:value-type="float" office:value="1" calcext:value-type="float">
            <text:p>1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1000" calcext:value-type="float">
            <text:p>1 000,0000</text:p>
          </table:table-cell>
          <table:table-cell table:formula="of:=[.S25]-[.T25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tain en blo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32" calcext:value-type="float">
            <text:p>33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6]+([.M26]/20)+([.N26]/240)" office:value-type="float" office:value="1" calcext:value-type="float">
            <text:p>1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332" calcext:value-type="float">
            <text:p>332,0000</text:p>
          </table:table-cell>
          <table:table-cell table:formula="of:=[.S26]-[.T26]" office:value-type="float" office:value="-332" calcext:value-type="float">
            <text:p>-332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tame no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7]+([.M27]/20)+([.N27]/240)" office:value-type="float" office:value="20" calcext:value-type="float">
            <text:p>20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80" calcext:value-type="float">
            <text:p>80,0000</text:p>
          </table:table-cell>
          <table:table-cell table:formula="of:=[.S27]-[.T27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toffe de cott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aul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8]+([.M28]/20)+([.N28]/240)" office:value-type="float" office:value="3" calcext:value-type="float">
            <text:p>3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114" calcext:value-type="float">
            <text:p>114,0000</text:p>
          </table:table-cell>
          <table:table-cell table:formula="of:=[.S28]-[.T28]" office:value-type="float" office:value="-114" calcext:value-type="float">
            <text:p>-114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9]+([.M29]/20)+([.N29]/240)" office:value-type="float" office:value="30" calcext:value-type="float">
            <text:p>30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600" calcext:value-type="float">
            <text:p>600,0000</text:p>
          </table:table-cell>
          <table:table-cell table:formula="of:=[.S29]-[.T29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51639" calcext:value-type="float">
            <text:p>51 639,00</text:p>
          </table:table-cell>
          <table:table-cell office:value-type="string" calcext:value-type="string">
            <text:p>livres</text:p>
          </table:table-cell>
          <table:table-cell office:value-type="float" office:value="0.14" calcext:value-type="float">
            <text:p>0,140</text:p>
          </table:table-cell>
          <table:table-cell table:number-columns-repeated="2"/>
          <table:table-cell table:style-name="ce22" table:formula="of:=[.L30]+([.M30]/20)+([.N30]/240)" office:value-type="float" office:value="0.14" calcext:value-type="float">
            <text:p>0,14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7229.46" calcext:value-type="float">
            <text:p>7 229,4600</text:p>
          </table:table-cell>
          <table:table-cell table:formula="of:=[.S30]-[.T30]" office:value-type="float" office:value="-7229.46" calcext:value-type="float">
            <text:p>-7229,46</text:p>
          </table:table-cell>
          <table:table-cell office:value-type="string" calcext:value-type="string">
            <text:p>À 14 L %</text:p>
          </table:table-cell>
          <table:table-cell table:number-columns-repeated="100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usil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31]+([.M31]/20)+([.N31]/240)" office:value-type="float" office:value="10" calcext:value-type="float">
            <text:p>10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600" calcext:value-type="float">
            <text:p>600,0000</text:p>
          </table:table-cell>
          <table:table-cell table:formula="of:=[.S31]-[.T31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ens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36" calcext:value-type="float">
            <text:p>136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32]+([.M32]/20)+([.N32]/240)" office:value-type="float" office:value="4" calcext:value-type="float">
            <text:p>4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544" calcext:value-type="float">
            <text:p>544,0000</text:p>
          </table:table-cell>
          <table:table-cell table:formula="of:=[.S32]-[.T32]" office:value-type="float" office:value="-544" calcext:value-type="float">
            <text:p>-544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arangs blanc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436" calcext:value-type="float">
            <text:p>436,00</text:p>
          </table:table-cell>
          <table:table-cell office:value-type="string" calcext:value-type="string">
            <text:p>baril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33]+([.M33]/20)+([.N33]/240)" office:value-type="float" office:value="18" calcext:value-type="float">
            <text:p>18,0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7848" calcext:value-type="float">
            <text:p>7 848,0000</text:p>
          </table:table-cell>
          <table:table-cell table:formula="of:=[.S33]-[.T33]" office:value-type="float" office:value="-7848" calcext:value-type="float">
            <text:p>-7848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565" calcext:value-type="float">
            <text:p>2 565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34]+([.M34]/20)+([.N34]/240)" office:value-type="float" office:value="4" calcext:value-type="float">
            <text:p>4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10260" calcext:value-type="float">
            <text:p>10 260,0000</text:p>
          </table:table-cell>
          <table:table-cell table:formula="of:=[.S34]-[.T34]" office:value-type="float" office:value="-10260" calcext:value-type="float">
            <text:p>-10260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7199" calcext:value-type="float">
            <text:p>7 199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35]+([.M35]/20)+([.N35]/240)" office:value-type="float" office:value="4" calcext:value-type="float">
            <text:p>4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28796" calcext:value-type="float">
            <text:p>28 796,0000</text:p>
          </table:table-cell>
          <table:table-cell table:formula="of:=[.S35]-[.T35]" office:value-type="float" office:value="-28796" calcext:value-type="float">
            <text:p>-28796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5290" calcext:value-type="float">
            <text:p>5 290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36]+([.M36]/20)+([.N36]/240)" office:value-type="float" office:value="3" calcext:value-type="float">
            <text:p>3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15870" calcext:value-type="float">
            <text:p>15 870,0000</text:p>
          </table:table-cell>
          <table:table-cell table:formula="of:=[.S36]-[.T36]" office:value-type="float" office:value="-15870" calcext:value-type="float">
            <text:p>-1587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35" calcext:value-type="float">
            <text:p>13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7]+([.M37]/20)+([.N37]/240)" office:value-type="float" office:value="2" calcext:value-type="float">
            <text:p>2,0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270" calcext:value-type="float">
            <text:p>270,0000</text:p>
          </table:table-cell>
          <table:table-cell table:formula="of:=[.S37]-[.T37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1335" calcext:value-type="float">
            <text:p>11 335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38]+([.M38]/20)+([.N38]/240)" office:value-type="float" office:value="4" calcext:value-type="float">
            <text:p>4,0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45340" calcext:value-type="float">
            <text:p>45 340,0000</text:p>
          </table:table-cell>
          <table:table-cell table:formula="of:=[.S38]-[.T38]" office:value-type="float" office:value="-45340" calcext:value-type="float">
            <text:p>-45340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9]+([.M39]/20)+([.N39]/240)" office:value-type="float" office:value="20" calcext:value-type="float">
            <text:p>20,0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180" calcext:value-type="float">
            <text:p>180,0000</text:p>
          </table:table-cell>
          <table:table-cell table:formula="of:=[.S39]-[.T39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liè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2000" calcext:value-type="float">
            <text:p>1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40]+([.M40]/20)+([.N40]/240)" office:value-type="float" office:value="0.1" calcext:value-type="float">
            <text:p>0,1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1200" calcext:value-type="float">
            <text:p>1 200,0000</text:p>
          </table:table-cell>
          <table:table-cell table:formula="of:=[.S40]-[.T40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rchandises 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table:number-columns-repeated="5"/>
          <table:table-cell table:style-name="ce22" table:formula="of:=[.L41]+([.M41]/20)+([.N41]/240)" office:value-type="float" office:value="0" calcext:value-type="float">
            <text:p>0,00000</text:p>
          </table:table-cell>
          <table:table-cell office:value-type="float" office:value="5346061" calcext:value-type="float">
            <text:p>534606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P41]+0.05*[.Q41]+[.R41]/240" office:value-type="float" office:value="5346061.75" calcext:value-type="float">
            <text:p>5346061,75</text:p>
          </table:table-cell>
          <table:table-cell table:formula="of:=[.J41]*[.O41]" office:value-type="float" office:value="0" calcext:value-type="float">
            <text:p>0,0000</text:p>
          </table:table-cell>
          <table:table-cell table:formula="of:=[.S41]-[.T41]" office:value-type="float" office:value="5346061.75" calcext:value-type="float">
            <text:p>5346061,75</text:p>
          </table:table-cell>
          <table:table-cell office:value-type="string" calcext:value-type="string">
            <text:p>valeur de 5346061 L 15 S cy</text:p>
          </table:table-cell>
          <table:table-cell table:number-columns-repeated="100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42]+([.M42]/20)+([.N42]/240)" office:value-type="float" office:value="24" calcext:value-type="float">
            <text:p>24,0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72" calcext:value-type="float">
            <text:p>72,0000</text:p>
          </table:table-cell>
          <table:table-cell table:formula="of:=[.S42]-[.T42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pacquet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43]+([.M43]/20)+([.N43]/240)" office:value-type="float" office:value="3" calcext:value-type="float">
            <text:p>3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39" calcext:value-type="float">
            <text:p>39,0000</text:p>
          </table:table-cell>
          <table:table-cell table:formula="of:=[.S43]-[.T43]" office:value-type="float" office:value="-39" calcext:value-type="float">
            <text:p>-39</text:p>
          </table:table-cell>
          <table:table-cell table:number-columns-repeated="100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chat cerv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73" calcext:value-type="float">
            <text:p>73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44]+([.M44]/20)+([.N44]/240)" office:value-type="float" office:value="4" calcext:value-type="float">
            <text:p>4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292" calcext:value-type="float">
            <text:p>292,0000</text:p>
          </table:table-cell>
          <table:table-cell table:formula="of:=[.S44]-[.T44]" office:value-type="float" office:value="-292" calcext:value-type="float">
            <text:p>-292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'écureu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45]+([.M45]/20)+([.N45]/240)" office:value-type="float" office:value="0.1" calcext:value-type="float">
            <text:p>0,1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8" calcext:value-type="float">
            <text:p>8,0000</text:p>
          </table:table-cell>
          <table:table-cell table:formula="of:=[.S45]-[.T45]" office:value-type="float" office:value="-8" calcext:value-type="float">
            <text:p>-8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loup des bo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46]+([.M46]/20)+([.N46]/240)" office:value-type="float" office:value="10" calcext:value-type="float">
            <text:p>10,0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280" calcext:value-type="float">
            <text:p>280,0000</text:p>
          </table:table-cell>
          <table:table-cell table:formula="of:=[.S46]-[.T46]" office:value-type="float" office:value="-280" calcext:value-type="float">
            <text:p>-280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loup mar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47]+([.M47]/20)+([.N47]/240)" office:value-type="float" office:value="4" calcext:value-type="float">
            <text:p>4,0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216" calcext:value-type="float">
            <text:p>216,0000</text:p>
          </table:table-cell>
          <table:table-cell table:formula="of:=[.S47]-[.T47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lout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table:number-columns-repeated="5"/>
          <table:table-cell table:style-name="ce22" table:formula="of:=[.L48]+([.M48]/20)+([.N48]/240)" office:value-type="float" office:value="0" calcext:value-type="float">
            <text:p>0,000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P48]+0.05*[.Q48]+[.R48]/240" office:value-type="float" office:value="21" calcext:value-type="float">
            <text:p>21</text:p>
          </table:table-cell>
          <table:table-cell table:formula="of:=[.J48]*[.O48]" office:value-type="float" office:value="0" calcext:value-type="float">
            <text:p>0,0000</text:p>
          </table:table-cell>
          <table:table-cell table:formula="of:=[.S48]-[.T48]" office:value-type="float" office:value="21" calcext:value-type="float">
            <text:p>21</text:p>
          </table:table-cell>
          <table:table-cell office:value-type="string" calcext:value-type="string">
            <text:p>valeur de 21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table:style-name="ce8" office:value-type="string" calcext:value-type="string">
            <text:p>peaux de marmo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table:number-columns-repeated="5"/>
          <table:table-cell table:style-name="ce22" table:formula="of:=[.L49]+([.M49]/20)+([.N49]/240)" office:value-type="float" office:value="0" calcext:value-type="float">
            <text:p>0,0000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[.P49]+0.05*[.Q49]+[.R49]/240" office:value-type="float" office:value="160" calcext:value-type="float">
            <text:p>160</text:p>
          </table:table-cell>
          <table:table-cell table:formula="of:=[.J49]*[.O49]" office:value-type="float" office:value="0" calcext:value-type="float">
            <text:p>0,0000</text:p>
          </table:table-cell>
          <table:table-cell table:formula="of:=[.S49]-[.T49]" office:value-type="float" office:value="160" calcext:value-type="float">
            <text:p>160</text:p>
          </table:table-cell>
          <table:table-cell office:value-type="string" calcext:value-type="string">
            <text:p>valeur de 16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table:style-name="ce8" office:value-type="string" calcext:value-type="string">
            <text:p>peaux de marmo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700" calcext:value-type="float">
            <text:p>2 7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50]+([.M50]/20)+([.N50]/240)" office:value-type="float" office:value="2.5" calcext:value-type="float">
            <text:p>2,5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6750" calcext:value-type="float">
            <text:p>6 750,0000</text:p>
          </table:table-cell>
          <table:table-cell table:formula="of:=[.S50]-[.T50]" office:value-type="float" office:value="-6750" calcext:value-type="float">
            <text:p>-675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mart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2" table:formula="of:=[.L51]+([.M51]/20)+([.N51]/240)" office:value-type="float" office:value="4.75" calcext:value-type="float">
            <text:p>4,75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3087.5" calcext:value-type="float">
            <text:p>3 087,5000</text:p>
          </table:table-cell>
          <table:table-cell table:formula="of:=[.S51]-[.T51]" office:value-type="float" office:value="-3087.5" calcext:value-type="float">
            <text:p>-3087,5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'ou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52]+([.M52]/20)+([.N52]/240)" office:value-type="float" office:value="20" calcext:value-type="float">
            <text:p>20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2080" calcext:value-type="float">
            <text:p>2 080,0000</text:p>
          </table:table-cell>
          <table:table-cell table:formula="of:=[.S52]-[.T52]" office:value-type="float" office:value="-2080" calcext:value-type="float">
            <text:p>-2080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pécand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53]+([.M53]/20)+([.N53]/240)" office:value-type="float" office:value="8" calcext:value-type="float">
            <text:p>8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784" calcext:value-type="float">
            <text:p>784,0000</text:p>
          </table:table-cell>
          <table:table-cell table:formula="of:=[.S53]-[.T53]" office:value-type="float" office:value="-784" calcext:value-type="float">
            <text:p>-784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rats musqu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840" calcext:value-type="float">
            <text:p>8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54]+([.M54]/20)+([.N54]/240)" office:value-type="float" office:value="1.5" calcext:value-type="float">
            <text:p>1,5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1260" calcext:value-type="float">
            <text:p>1 260,0000</text:p>
          </table:table-cell>
          <table:table-cell table:formula="of:=[.S54]-[.T54]" office:value-type="float" office:value="-1260" calcext:value-type="float">
            <text:p>-1260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renard rou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556" calcext:value-type="float">
            <text:p>556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55]+([.M55]/20)+([.N55]/240)" office:value-type="float" office:value="6" calcext:value-type="float">
            <text:p>6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3336" calcext:value-type="float">
            <text:p>3 336,0000</text:p>
          </table:table-cell>
          <table:table-cell table:formula="of:=[.S55]-[.T55]" office:value-type="float" office:value="-3336" calcext:value-type="float">
            <text:p>-3336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renard de Virgin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13" calcext:value-type="float">
            <text:p>213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56]+([.M56]/20)+([.N56]/240)" office:value-type="float" office:value="4" calcext:value-type="float">
            <text:p>4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852" calcext:value-type="float">
            <text:p>852,0000</text:p>
          </table:table-cell>
          <table:table-cell table:formula="of:=[.S56]-[.T56]" office:value-type="float" office:value="-852" calcext:value-type="float">
            <text:p>-852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aux de vis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11" calcext:value-type="float">
            <text:p>111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57]+([.M57]/20)+([.N57]/240)" office:value-type="float" office:value="4" calcext:value-type="float">
            <text:p>4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444" calcext:value-type="float">
            <text:p>444,0000</text:p>
          </table:table-cell>
          <table:table-cell table:formula="of:=[.S57]-[.T57]" office:value-type="float" office:value="-444" calcext:value-type="float">
            <text:p>-444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istole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pai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58]+([.M58]/20)+([.N58]/240)" office:value-type="float" office:value="8" calcext:value-type="float">
            <text:p>8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248" calcext:value-type="float">
            <text:p>248,0000</text:p>
          </table:table-cell>
          <table:table-cell table:formula="of:=[.S58]-[.T58]" office:value-type="float" office:value="-248" calcext:value-type="float">
            <text:p>-248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45" calcext:value-type="float">
            <text:p>14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59]+([.M59]/20)+([.N59]/240)" office:value-type="float" office:value="1.3" calcext:value-type="float">
            <text:p>1,3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188.5" calcext:value-type="float">
            <text:p>188,5000</text:p>
          </table:table-cell>
          <table:table-cell table:formula="of:=[.S59]-[.T59]" office:value-type="float" office:value="-188.5" calcext:value-type="float">
            <text:p>-188,5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3047" calcext:value-type="float">
            <text:p>13 04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60]+([.M60]/20)+([.N60]/240)" office:value-type="float" office:value="0.75" calcext:value-type="float">
            <text:p>0,75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9785.25" calcext:value-type="float">
            <text:p>9 785,2500</text:p>
          </table:table-cell>
          <table:table-cell table:formula="of:=[.S60]-[.T60]" office:value-type="float" office:value="-9785.25" calcext:value-type="float">
            <text:p>-9785,25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5113" calcext:value-type="float">
            <text:p>15 11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61]+([.M61]/20)+([.N61]/240)" office:value-type="float" office:value="0.2" calcext:value-type="float">
            <text:p>0,2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3022.6" calcext:value-type="float">
            <text:p>3 022,6000</text:p>
          </table:table-cell>
          <table:table-cell table:formula="of:=[.S61]-[.T61]" office:value-type="float" office:value="-3022.6" calcext:value-type="float">
            <text:p>-3022,6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aumon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aratt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62]+([.M62]/20)+([.N62]/240)" office:value-type="float" office:value="25" calcext:value-type="float">
            <text:p>25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325" calcext:value-type="float">
            <text:p>325,0000</text:p>
          </table:table-cell>
          <table:table-cell table:formula="of:=[.S62]-[.T62]" office:value-type="float" office:value="-325" calcext:value-type="float">
            <text:p>-325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ai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63]+([.M63]/20)+([.N63]/240)" office:value-type="float" office:value="4" calcext:value-type="float">
            <text:p>4,0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48" calcext:value-type="float">
            <text:p>48,0000</text:p>
          </table:table-cell>
          <table:table-cell table:formula="of:=[.S63]-[.T63]" office:value-type="float" office:value="-48" calcext:value-type="float">
            <text:p>-48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tocfi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962" calcext:value-type="float">
            <text:p>9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64]+([.M64]/20)+([.N64]/240)" office:value-type="float" office:value="0.2" calcext:value-type="float">
            <text:p>0,2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192.4" calcext:value-type="float">
            <text:p>192,4000</text:p>
          </table:table-cell>
          <table:table-cell table:formula="of:=[.S64]-[.T64]" office:value-type="float" office:value="-192.4" calcext:value-type="float">
            <text:p>-192,4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948450" calcext:value-type="float">
            <text:p>948 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65]+([.M65]/20)+([.N65]/240)" office:value-type="float" office:value="0.35" calcext:value-type="float">
            <text:p>0,35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331957.5" calcext:value-type="float">
            <text:p>331 957,5000</text:p>
          </table:table-cell>
          <table:table-cell table:formula="of:=[.S65]-[.T65]" office:value-type="float" office:value="-331957.5" calcext:value-type="float">
            <text:p>-331957,5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190" calcext:value-type="float">
            <text:p>1 190,00</text:p>
          </table:table-cell>
          <table:table-cell office:value-type="string" calcext:value-type="string">
            <text:p>liv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66]+([.M66]/20)+([.N66]/240)" office:value-type="float" office:value="0.75" calcext:value-type="float">
            <text:p>0,75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892.5" calcext:value-type="float">
            <text:p>892,5000</text:p>
          </table:table-cell>
          <table:table-cell table:formula="of:=[.S66]-[.T66]" office:value-type="float" office:value="-892.5" calcext:value-type="float">
            <text:p>-892,5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9575" calcext:value-type="float">
            <text:p>29 5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67]+([.M67]/20)+([.N67]/240)" office:value-type="float" office:value="0.5" calcext:value-type="float">
            <text:p>0,5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14787.5" calcext:value-type="float">
            <text:p>14 787,5000</text:p>
          </table:table-cell>
          <table:table-cell table:formula="of:=[.S67]-[.T67]" office:value-type="float" office:value="-14787.5" calcext:value-type="float">
            <text:p>-14787,5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87683" calcext:value-type="float">
            <text:p>387 68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68]+([.M68]/20)+([.N68]/240)" office:value-type="float" office:value="0.3" calcext:value-type="float">
            <text:p>0,3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116304.9" calcext:value-type="float">
            <text:p>116 304,9000</text:p>
          </table:table-cell>
          <table:table-cell table:formula="of:=[.S68]-[.T68]" office:value-type="float" office:value="-116304.9" calcext:value-type="float">
            <text:p>-116304,9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49" calcext:value-type="float">
            <text:p>49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69]+([.M69]/20)+([.N69]/240)" office:value-type="float" office:value="50" calcext:value-type="float">
            <text:p>50,0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2450" calcext:value-type="float">
            <text:p>2 450,0000</text:p>
          </table:table-cell>
          <table:table-cell table:formula="of:=[.S69]-[.T69]" office:value-type="float" office:value="-2450" calcext:value-type="float">
            <text:p>-245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67" calcext:value-type="float">
            <text:p>267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70]+([.M70]/20)+([.N70]/240)" office:value-type="float" office:value="2" calcext:value-type="float">
            <text:p>2,0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534" calcext:value-type="float">
            <text:p>534,0000</text:p>
          </table:table-cell>
          <table:table-cell table:formula="of:=[.S70]-[.T70]" office:value-type="float" office:value="-534" calcext:value-type="float">
            <text:p>-534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erebenth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13" calcext:value-type="float">
            <text:p>313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71]+([.M71]/20)+([.N71]/240)" office:value-type="float" office:value="6.5" calcext:value-type="float">
            <text:p>6,5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2034.5" calcext:value-type="float">
            <text:p>2 034,5000</text:p>
          </table:table-cell>
          <table:table-cell table:formula="of:=[.S71]-[.T71]" office:value-type="float" office:value="-2034.5" calcext:value-type="float">
            <text:p>-2034,5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pour doubl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33.75" calcext:value-type="float">
            <text:p>33,75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2" table:formula="of:=[.L72]+([.M72]/20)+([.N72]/240)" office:value-type="float" office:value="1.6" calcext:value-type="float">
            <text:p>1,6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54" calcext:value-type="float">
            <text:p>54,0000</text:p>
          </table:table-cell>
          <table:table-cell table:formula="of:=[.S72]-[.T72]" office:value-type="float" office:value="-54" calcext:value-type="float">
            <text:p>-54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cher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23" calcext:value-type="float">
            <text:p>223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73]+([.M73]/20)+([.N73]/240)" office:value-type="float" office:value="4.5" calcext:value-type="float">
            <text:p>4,5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1003.5" calcext:value-type="float">
            <text:p>1 003,5000</text:p>
          </table:table-cell>
          <table:table-cell table:formula="of:=[.S73]-[.T73]" office:value-type="float" office:value="-1003.5" calcext:value-type="float">
            <text:p>-1003,5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port en por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23" calcext:value-type="float">
            <text:p>223,00</text:p>
          </table:table-cell>
          <table:table-cell office:value-type="string" calcext:value-type="string">
            <text:p>pip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2" table:formula="of:=[.L74]+([.M74]/20)+([.N74]/240)" office:value-type="float" office:value="140" calcext:value-type="float">
            <text:p>140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31220" calcext:value-type="float">
            <text:p>31 220,0000</text:p>
          </table:table-cell>
          <table:table-cell table:formula="of:=[.S74]-[.T74]" office:value-type="float" office:value="-31220" calcext:value-type="float">
            <text:p>-31220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Rot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65" calcext:value-type="float">
            <text:p>265,00</text:p>
          </table:table-cell>
          <table:table-cell office:value-type="string" calcext:value-type="string">
            <text:p>veltes</text:p>
          </table:table-cell>
          <table:table-cell office:value-type="float" office:value="6" calcext:value-type="float">
            <text:p>6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2" table:formula="of:=[.L75]+([.M75]/20)+([.N75]/240)" office:value-type="float" office:value="6.6" calcext:value-type="float">
            <text:p>6,6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1749" calcext:value-type="float">
            <text:p>1 749,0000</text:p>
          </table:table-cell>
          <table:table-cell table:formula="of:=[.S75]-[.T75]" office:value-type="float" office:value="-1749" calcext:value-type="float">
            <text:p>-1749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billaud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176" calcext:value-type="float">
            <text:p>176,00</text:p>
          </table:table-cell>
          <table:table-cell office:value-type="string" calcext:value-type="string">
            <text:p>baril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76]+([.M76]/20)+([.N76]/240)" office:value-type="float" office:value="15" calcext:value-type="float">
            <text:p>15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2640" calcext:value-type="float">
            <text:p>2 640,0000</text:p>
          </table:table-cell>
          <table:table-cell table:formula="of:=[.S76]-[.T76]" office:value-type="float" office:value="-2640" calcext:value-type="float">
            <text:p>-2640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7000" calcext:value-type="float">
            <text:p>7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77]+([.M77]/20)+([.N77]/240)" office:value-type="float" office:value="0.2" calcext:value-type="float">
            <text:p>0,2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1400" calcext:value-type="float">
            <text:p>1 400,0000</text:p>
          </table:table-cell>
          <table:table-cell table:formula="of:=[.S77]-[.T77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7300" calcext:value-type="float">
            <text:p>7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78]+([.M78]/20)+([.N78]/240)" office:value-type="float" office:value="0.15" calcext:value-type="float">
            <text:p>0,15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1095" calcext:value-type="float">
            <text:p>1 095,0000</text:p>
          </table:table-cell>
          <table:table-cell table:formula="of:=[.S78]-[.T78]" office:value-type="float" office:value="-1095" calcext:value-type="float">
            <text:p>-1095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15168" calcext:value-type="float">
            <text:p>15 16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79]+([.M79]/20)+([.N79]/240)" office:value-type="float" office:value="0.75" calcext:value-type="float">
            <text:p>0,75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11376" calcext:value-type="float">
            <text:p>11 376,0000</text:p>
          </table:table-cell>
          <table:table-cell table:formula="of:=[.S79]-[.T79]" office:value-type="float" office:value="-11376" calcext:value-type="float">
            <text:p>-11376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aves de moru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baril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80]+([.M80]/20)+([.N80]/240)" office:value-type="float" office:value="45" calcext:value-type="float">
            <text:p>45,0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495" calcext:value-type="float">
            <text:p>495,0000</text:p>
          </table:table-cell>
          <table:table-cell table:formula="of:=[.S80]-[.T80]" office:value-type="float" office:value="-495" calcext:value-type="float">
            <text:p>-495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ogues de stocfi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2230" calcext:value-type="float">
            <text:p>2 230,00</text:p>
          </table:table-cell>
          <table:table-cell office:value-type="string" calcext:value-type="string">
            <text:p>baril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81]+([.M81]/20)+([.N81]/240)" office:value-type="float" office:value="45" calcext:value-type="float">
            <text:p>45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100350" calcext:value-type="float">
            <text:p>100 350,0000</text:p>
          </table:table-cell>
          <table:table-cell table:formula="of:=[.S81]-[.T81]" office:value-type="float" office:value="-100350" calcext:value-type="float">
            <text:p>-100350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ogues de stocfi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60624" calcext:value-type="float">
            <text:p>60 62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82]+([.M82]/20)+([.N82]/240)" office:value-type="float" office:value="0.5" calcext:value-type="float">
            <text:p>0,5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30312" calcext:value-type="float">
            <text:p>30 312,0000</text:p>
          </table:table-cell>
          <table:table-cell table:formula="of:=[.S82]-[.T82]" office:value-type="float" office:value="-30312" calcext:value-type="float">
            <text:p>-30312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3717" calcext:value-type="float">
            <text:p>3 71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83]+([.M83]/20)+([.N83]/240)" office:value-type="float" office:value="0.3" calcext:value-type="float">
            <text:p>0,3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1115.1" calcext:value-type="float">
            <text:p>1 115,1000</text:p>
          </table:table-cell>
          <table:table-cell table:formula="of:=[.S83]-[.T83]" office:value-type="float" office:value="-1115.1" calcext:value-type="float">
            <text:p>-1115,1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nc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2" table:formula="of:=[.L84]+([.M84]/20)+([.N84]/240)" office:value-type="float" office:value="0" calcext:value-type="float">
            <text:p>0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0" calcext:value-type="float">
            <text:p>0,0000</text:p>
          </table:table-cell>
          <table:table-cell table:formula="of:=[.S84]-[.T84]" office:value-type="float" office:value="0" calcext:value-type="float">
            <text:p>0</text:p>
          </table:table-cell>
          <table:table-cell office:value-type="string" calcext:value-type="string">
            <text:p>À 5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734" calcext:value-type="float">
            <text:p>73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85]+([.M85]/20)+([.N85]/240)" office:value-type="float" office:value="0.5" calcext:value-type="float">
            <text:p>0,5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367" calcext:value-type="float">
            <text:p>367,0000</text:p>
          </table:table-cell>
          <table:table-cell table:formula="of:=[.S85]-[.T85]" office:value-type="float" office:value="-367" calcext:value-type="float">
            <text:p>-367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lais de jong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86]+([.M86]/20)+([.N86]/240)" office:value-type="float" office:value="2.25" calcext:value-type="float">
            <text:p>2,25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292.5" calcext:value-type="float">
            <text:p>292,5000</text:p>
          </table:table-cell>
          <table:table-cell table:formula="of:=[.S86]-[.T86]" office:value-type="float" office:value="-292.5" calcext:value-type="float">
            <text:p>-292,5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uchons de liè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millier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87]+([.M87]/20)+([.N87]/240)" office:value-type="float" office:value="5" calcext:value-type="float">
            <text:p>5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250" calcext:value-type="float">
            <text:p>250,0000</text:p>
          </table:table-cell>
          <table:table-cell table:formula="of:=[.S87]-[.T87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ulets de can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2" table:formula="of:=[.L88]+([.M88]/20)+([.N88]/240)" office:value-type="float" office:value="1" calcext:value-type="float">
            <text:p>1,0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220" calcext:value-type="float">
            <text:p>220,0000</text:p>
          </table:table-cell>
          <table:table-cell table:formula="of:=[.S88]-[.T88]" office:value-type="float" office:value="-220" calcext:value-type="float">
            <text:p>-22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bariqu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89]+([.M89]/20)+([.N89]/240)" office:value-type="float" office:value="15" calcext:value-type="float">
            <text:p>15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2700" calcext:value-type="float">
            <text:p>2 700,0000</text:p>
          </table:table-cell>
          <table:table-cell table:formula="of:=[.S89]-[.T89]" office:value-type="float" office:value="-2700" calcext:value-type="float">
            <text:p>-2700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ray se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4600" calcext:value-type="float">
            <text:p>4 600,00</text:p>
          </table:table-cell>
          <table:table-cell office:value-type="string" calcext:value-type="string">
            <text:p>livr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90]+([.M90]/20)+([.N90]/240)" office:value-type="float" office:value="16" calcext:value-type="float">
            <text:p>16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73600" calcext:value-type="float">
            <text:p>73 600,0000</text:p>
          </table:table-cell>
          <table:table-cell table:formula="of:=[.S90]-[.T90]" office:value-type="float" office:value="-73600" calcext:value-type="float">
            <text:p>-73600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billaud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76" calcext:value-type="float">
            <text:p>176,00</text:p>
          </table:table-cell>
          <table:table-cell office:value-type="string" calcext:value-type="string">
            <text:p>baril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91]+([.M91]/20)+([.N91]/240)" office:value-type="float" office:value="15" calcext:value-type="float">
            <text:p>15,0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2640" calcext:value-type="float">
            <text:p>2 640,0000</text:p>
          </table:table-cell>
          <table:table-cell table:formula="of:=[.S91]-[.T91]" office:value-type="float" office:value="-2640" calcext:value-type="float">
            <text:p>-2640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nons de fer de 12 de balle 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700" calcext:value-type="float">
            <text:p>700,000</text:p>
          </table:table-cell>
          <table:table-cell table:number-columns-repeated="2"/>
          <table:table-cell table:style-name="ce22" table:formula="of:=[.L92]+([.M92]/20)+([.N92]/240)" office:value-type="float" office:value="700" calcext:value-type="float">
            <text:p>700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1400" calcext:value-type="float">
            <text:p>1 400,0000</text:p>
          </table:table-cell>
          <table:table-cell table:formula="of:=[.S92]-[.T92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93]+([.M93]/20)+([.N93]/240)" office:value-type="float" office:value="10" calcext:value-type="float">
            <text:p>10,0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1080" calcext:value-type="float">
            <text:p>1 080,0000</text:p>
          </table:table-cell>
          <table:table-cell table:formula="of:=[.S93]-[.T93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table:number-columns-repeated="5"/>
          <table:table-cell table:style-name="ce22" table:formula="of:=[.L94]+([.M94]/20)+([.N94]/240)" office:value-type="float" office:value="0" calcext:value-type="float">
            <text:p>0,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P94]+0.05*[.Q94]+[.R94]/240" office:value-type="float" office:value="100" calcext:value-type="float">
            <text:p>100</text:p>
          </table:table-cell>
          <table:table-cell table:formula="of:=[.J94]*[.O94]" office:value-type="float" office:value="0" calcext:value-type="float">
            <text:p>0,0000</text:p>
          </table:table-cell>
          <table:table-cell table:formula="of:=[.S94]-[.T94]" office:value-type="float" office:value="100" calcext:value-type="float">
            <text:p>100</text:p>
          </table:table-cell>
          <table:table-cell office:value-type="string" calcext:value-type="string">
            <text:p>valeur de 1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qu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95]+([.M95]/20)+([.N95]/240)" office:value-type="float" office:value="60" calcext:value-type="float">
            <text:p>60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600" calcext:value-type="float">
            <text:p>600,0000</text:p>
          </table:table-cell>
          <table:table-cell table:formula="of:=[.S95]-[.T95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iercon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96]+([.M96]/20)+([.N96]/240)" office:value-type="float" office:value="45" calcext:value-type="float">
            <text:p>45,0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45" calcext:value-type="float">
            <text:p>45,0000</text:p>
          </table:table-cell>
          <table:table-cell table:formula="of:=[.S96]-[.T96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bottes à 68 veltes</text:p>
          </table:table-cell>
          <table:table-cell office:value-type="float" office:value="136" calcext:value-type="float">
            <text:p>136,000</text:p>
          </table:table-cell>
          <table:table-cell table:number-columns-repeated="2"/>
          <table:table-cell table:style-name="ce22" table:formula="of:=[.L97]+([.M97]/20)+([.N97]/240)" office:value-type="float" office:value="136" calcext:value-type="float">
            <text:p>136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15232" calcext:value-type="float">
            <text:p>15 232,0000</text:p>
          </table:table-cell>
          <table:table-cell table:formula="of:=[.S97]-[.T97]" office:value-type="float" office:value="-15232" calcext:value-type="float">
            <text:p>-15232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757" calcext:value-type="float">
            <text:p>757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98]+([.M98]/20)+([.N98]/240)" office:value-type="float" office:value="30" calcext:value-type="float">
            <text:p>30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22710" calcext:value-type="float">
            <text:p>22 710,0000</text:p>
          </table:table-cell>
          <table:table-cell table:formula="of:=[.S98]-[.T98]" office:value-type="float" office:value="-22710" calcext:value-type="float">
            <text:p>-22710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040554" calcext:value-type="float">
            <text:p>1 040 554,00</text:p>
          </table:table-cell>
          <table:table-cell office:value-type="string" calcext:value-type="string">
            <text:p>livres</text:p>
          </table:table-cell>
          <table:table-cell office:value-type="float" office:value="0.14" calcext:value-type="float">
            <text:p>0,140</text:p>
          </table:table-cell>
          <table:table-cell table:number-columns-repeated="2"/>
          <table:table-cell table:style-name="ce22" table:formula="of:=[.L99]+([.M99]/20)+([.N99]/240)" office:value-type="float" office:value="0.14" calcext:value-type="float">
            <text:p>0,14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45677.56" calcext:value-type="float">
            <text:p>145 677,5600</text:p>
          </table:table-cell>
          <table:table-cell table:formula="of:=[.S99]-[.T99]" office:value-type="float" office:value="-145677.56" calcext:value-type="float">
            <text:p>-145677,56</text:p>
          </table:table-cell>
          <table:table-cell office:value-type="string" calcext:value-type="string">
            <text:p>À 14 L %</text:p>
          </table:table-cell>
          <table:table-cell table:number-columns-repeated="1002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00]+([.M100]/20)+([.N100]/240)" office:value-type="float" office:value="10" calcext:value-type="float">
            <text:p>10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100" calcext:value-type="float">
            <text:p>100,0000</text:p>
          </table:table-cell>
          <table:table-cell table:formula="of:=[.S100]-[.T100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23125" calcext:value-type="float">
            <text:p>123 1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101]+([.M101]/20)+([.N101]/240)" office:value-type="float" office:value="0.1" calcext:value-type="float">
            <text:p>0,1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12312.5" calcext:value-type="float">
            <text:p>12 312,5000</text:p>
          </table:table-cell>
          <table:table-cell table:formula="of:=[.S101]-[.T101]" office:value-type="float" office:value="-12312.5" calcext:value-type="float">
            <text:p>-12312,5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riques de 500 L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table:style-name="ce22" table:formula="of:=[.L102]+([.M102]/20)+([.N102]/240)" office:value-type="float" office:value="150" calcext:value-type="float">
            <text:p>150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2250" calcext:value-type="float">
            <text:p>2 250,0000</text:p>
          </table:table-cell>
          <table:table-cell table:formula="of:=[.S102]-[.T102]" office:value-type="float" office:value="-2250" calcext:value-type="float">
            <text:p>-2250</text:p>
          </table:table-cell>
          <table:table-cell office:value-type="string" calcext:value-type="string">
            <text:p>À 6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table:style-name="ce9" office:value-type="string" calcext:value-type="string">
            <text:p>futaille cerclée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bariqu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03]+([.M103]/20)+([.N103]/240)" office:value-type="float" office:value="4" calcext:value-type="float">
            <text:p>4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76" calcext:value-type="float">
            <text:p>76,0000</text:p>
          </table:table-cell>
          <table:table-cell table:formula="of:=[.S103]-[.T103]" office:value-type="float" office:value="-76" calcext:value-type="float">
            <text:p>-76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690" calcext:value-type="float">
            <text:p>1 6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04]+([.M104]/20)+([.N104]/240)" office:value-type="float" office:value="0.5" calcext:value-type="float">
            <text:p>0,5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845" calcext:value-type="float">
            <text:p>845,0000</text:p>
          </table:table-cell>
          <table:table-cell table:formula="of:=[.S104]-[.T104]" office:value-type="float" office:value="-845" calcext:value-type="float">
            <text:p>-845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05]+([.M105]/20)+([.N105]/240)" office:value-type="float" office:value="4" calcext:value-type="float">
            <text:p>4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1200" calcext:value-type="float">
            <text:p>1 200,0000</text:p>
          </table:table-cell>
          <table:table-cell table:formula="of:=[.S105]-[.T105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instruments de chirurg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106]+([.M106]/20)+([.N106]/240)" office:value-type="float" office:value="500" calcext:value-type="float">
            <text:p>500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500" calcext:value-type="float">
            <text:p>500,0000</text:p>
          </table:table-cell>
          <table:table-cell table:formula="of:=[.S106]-[.T106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table:style-name="ce9" office:value-type="string" calcext:value-type="string">
            <text:p>liè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580" calcext:value-type="float">
            <text:p>5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107]+([.M107]/20)+([.N107]/240)" office:value-type="float" office:value="0.1" calcext:value-type="float">
            <text:p>0,1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58" calcext:value-type="float">
            <text:p>58,0000</text:p>
          </table:table-cell>
          <table:table-cell table:formula="of:=[.S107]-[.T107]" office:value-type="float" office:value="-58" calcext:value-type="float">
            <text:p>-58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table:style-name="ce9" office:value-type="string" calcext:value-type="string">
            <text:p>meules à eguis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08]+([.M108]/20)+([.N108]/240)" office:value-type="float" office:value="3" calcext:value-type="float">
            <text:p>3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90" calcext:value-type="float">
            <text:p>90,0000</text:p>
          </table:table-cell>
          <table:table-cell table:formula="of:=[.S108]-[.T108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baril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09]+([.M109]/20)+([.N109]/240)" office:value-type="float" office:value="3" calcext:value-type="float">
            <text:p>3,00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300" calcext:value-type="float">
            <text:p>300,0000</text:p>
          </table:table-cell>
          <table:table-cell table:formula="of:=[.S109]-[.T109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52" calcext:value-type="float">
            <text:p>152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10]+([.M110]/20)+([.N110]/240)" office:value-type="float" office:value="10" calcext:value-type="float">
            <text:p>10,0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1520" calcext:value-type="float">
            <text:p>1 520,0000</text:p>
          </table:table-cell>
          <table:table-cell table:formula="of:=[.S110]-[.T110]" office:value-type="float" office:value="-1520" calcext:value-type="float">
            <text:p>-1520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11]+([.M111]/20)+([.N111]/240)" office:value-type="float" office:value="0.75" calcext:value-type="float">
            <text:p>0,75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300" calcext:value-type="float">
            <text:p>300,0000</text:p>
          </table:table-cell>
          <table:table-cell table:formula="of:=[.S111]-[.T11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run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69" calcext:value-type="float">
            <text:p>69,00</text:p>
          </table:table-cell>
          <table:table-cell office:value-type="string" calcext:value-type="string">
            <text:p>boucaud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12]+([.M112]/20)+([.N112]/240)" office:value-type="float" office:value="10" calcext:value-type="float">
            <text:p>10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690" calcext:value-type="float">
            <text:p>690,0000</text:p>
          </table:table-cell>
          <table:table-cell table:formula="of:=[.S112]-[.T112]" office:value-type="float" office:value="-690" calcext:value-type="float">
            <text:p>-690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run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aisson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13]+([.M113]/20)+([.N113]/240)" office:value-type="float" office:value="8" calcext:value-type="float">
            <text:p>8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480" calcext:value-type="float">
            <text:p>480,0000</text:p>
          </table:table-cell>
          <table:table-cell table:formula="of:=[.S113]-[.T113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aisin se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46618" calcext:value-type="float">
            <text:p>146 6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14]+([.M114]/20)+([.N114]/240)" office:value-type="float" office:value="0.2" calcext:value-type="float">
            <text:p>0,2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29323.6" calcext:value-type="float">
            <text:p>29 323,6000</text:p>
          </table:table-cell>
          <table:table-cell table:formula="of:=[.S114]-[.T114]" office:value-type="float" office:value="-29323.6" calcext:value-type="float">
            <text:p>-29323,6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ais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594560" calcext:value-type="float">
            <text:p>1 594 56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2" table:formula="of:=[.L115]+([.M115]/20)+([.N115]/240)" office:value-type="float" office:value="0.0375" calcext:value-type="float">
            <text:p>0,0375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59796" calcext:value-type="float">
            <text:p>59 796,0000</text:p>
          </table:table-cell>
          <table:table-cell table:formula="of:=[.S115]-[.T115]" office:value-type="float" office:value="-59796" calcext:value-type="float">
            <text:p>-59796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ais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ques à 400 L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style-name="ce22" table:formula="of:=[.L116]+([.M116]/20)+([.N116]/240)" office:value-type="float" office:value="15" calcext:value-type="float">
            <text:p>15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120" calcext:value-type="float">
            <text:p>120,0000</text:p>
          </table:table-cell>
          <table:table-cell table:formula="of:=[.S116]-[.T116]" office:value-type="float" office:value="-120" calcext:value-type="float">
            <text:p>-120</text:p>
          </table:table-cell>
          <table:table-cell office:value-type="string" calcext:value-type="string">
            <text:p>À 9 d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764" calcext:value-type="float">
            <text:p>764,00</text:p>
          </table:table-cell>
          <table:table-cell office:value-type="string" calcext:value-type="string">
            <text:p>pacquet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17]+([.M117]/20)+([.N117]/240)" office:value-type="float" office:value="0.35" calcext:value-type="float">
            <text:p>0,35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267.4" calcext:value-type="float">
            <text:p>267,4000</text:p>
          </table:table-cell>
          <table:table-cell table:formula="of:=[.S117]-[.T117]" office:value-type="float" office:value="-267.4" calcext:value-type="float">
            <text:p>-267,4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cav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caisses</text:p>
          </table:table-cell>
          <table:table-cell office:value-type="float" office:value="64" calcext:value-type="float">
            <text:p>64,000</text:p>
          </table:table-cell>
          <table:table-cell table:number-columns-repeated="2"/>
          <table:table-cell table:style-name="ce22" table:formula="of:=[.L118]+([.M118]/20)+([.N118]/240)" office:value-type="float" office:value="64" calcext:value-type="float">
            <text:p>64,0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1280" calcext:value-type="float">
            <text:p>1 280,0000</text:p>
          </table:table-cell>
          <table:table-cell table:formula="of:=[.S118]-[.T118]" office:value-type="float" office:value="-1280" calcext:value-type="float">
            <text:p>-1280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table:style-name="ce8"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6900" calcext:value-type="float">
            <text:p>26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19]+([.M119]/20)+([.N119]/240)" office:value-type="float" office:value="0.5" calcext:value-type="float">
            <text:p>0,5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13450" calcext:value-type="float">
            <text:p>13 450,0000</text:p>
          </table:table-cell>
          <table:table-cell table:formula="of:=[.S119]-[.T119]" office:value-type="float" office:value="-13450" calcext:value-type="float">
            <text:p>-13450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81.25" calcext:value-type="float">
            <text:p>81,25</text:p>
          </table:table-cell>
          <table:table-cell office:value-type="string" calcext:value-type="string">
            <text:p>tonneaux</text:p>
          </table:table-cell>
          <table:table-cell office:value-type="float" office:value="280" calcext:value-type="float">
            <text:p>280,000</text:p>
          </table:table-cell>
          <table:table-cell table:number-columns-repeated="2"/>
          <table:table-cell table:style-name="ce22" table:formula="of:=[.L120]+([.M120]/20)+([.N120]/240)" office:value-type="float" office:value="280" calcext:value-type="float">
            <text:p>280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22750" calcext:value-type="float">
            <text:p>22 750,0000</text:p>
          </table:table-cell>
          <table:table-cell table:formula="of:=[.S120]-[.T120]" office:value-type="float" office:value="-22750" calcext:value-type="float">
            <text:p>-22750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8.25" calcext:value-type="float">
            <text:p>18,25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121]+([.M121]/20)+([.N121]/240)" office:value-type="float" office:value="100" calcext:value-type="float">
            <text:p>100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1825" calcext:value-type="float">
            <text:p>1 825,0000</text:p>
          </table:table-cell>
          <table:table-cell table:formula="of:=[.S121]-[.T121]" office:value-type="float" office:value="-1825" calcext:value-type="float">
            <text:p>-1825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iercon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122]+([.M122]/20)+([.N122]/240)" office:value-type="float" office:value="75" calcext:value-type="float">
            <text:p>75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150" calcext:value-type="float">
            <text:p>150,0000</text:p>
          </table:table-cell>
          <table:table-cell table:formula="of:=[.S122]-[.T122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bott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123]+([.M123]/20)+([.N123]/240)" office:value-type="float" office:value="200" calcext:value-type="float">
            <text:p>200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14000" calcext:value-type="float">
            <text:p>14 000,0000</text:p>
          </table:table-cell>
          <table:table-cell table:formula="of:=[.S123]-[.T123]" office:value-type="float" office:value="-14000" calcext:value-type="float">
            <text:p>-14000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45.25" calcext:value-type="float">
            <text:p>45,25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124]+([.M124]/20)+([.N124]/240)" office:value-type="float" office:value="50" calcext:value-type="float">
            <text:p>50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2262.5" calcext:value-type="float">
            <text:p>2 262,5000</text:p>
          </table:table-cell>
          <table:table-cell table:formula="of:=[.S124]-[.T124]" office:value-type="float" office:value="-2262.5" calcext:value-type="float">
            <text:p>-2262,5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caiss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125]+([.M125]/20)+([.N125]/240)" office:value-type="float" office:value="50" calcext:value-type="float">
            <text:p>50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2950" calcext:value-type="float">
            <text:p>2 950,0000</text:p>
          </table:table-cell>
          <table:table-cell table:formula="of:=[.S125]-[.T125]" office:value-type="float" office:value="-2950" calcext:value-type="float">
            <text:p>-2950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 de Xe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bott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126]+([.M126]/20)+([.N126]/240)" office:value-type="float" office:value="200" calcext:value-type="float">
            <text:p>200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9400" calcext:value-type="float">
            <text:p>9 400,0000</text:p>
          </table:table-cell>
          <table:table-cell table:formula="of:=[.S126]-[.T126]" office:value-type="float" office:value="-9400" calcext:value-type="float">
            <text:p>-940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quart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27]+([.M127]/20)+([.N127]/240)" office:value-type="float" office:value="8" calcext:value-type="float">
            <text:p>8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128" calcext:value-type="float">
            <text:p>128,0000</text:p>
          </table:table-cell>
          <table:table-cell table:formula="of:=[.S127]-[.T127]" office:value-type="float" office:value="-128" calcext:value-type="float">
            <text:p>-128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baril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2" table:formula="of:=[.L128]+([.M128]/20)+([.N128]/240)" office:value-type="float" office:value="27" calcext:value-type="float">
            <text:p>27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2646" calcext:value-type="float">
            <text:p>2 646,0000</text:p>
          </table:table-cell>
          <table:table-cell table:formula="of:=[.S128]-[.T128]" office:value-type="float" office:value="-2646" calcext:value-type="float">
            <text:p>-2646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0770" calcext:value-type="float">
            <text:p>10 7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29]+([.M129]/20)+([.N129]/240)" office:value-type="float" office:value="0.25" calcext:value-type="float">
            <text:p>0,25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2692.5" calcext:value-type="float">
            <text:p>2 692,5000</text:p>
          </table:table-cell>
          <table:table-cell table:formula="of:=[.S129]-[.T129]" office:value-type="float" office:value="-2692.5" calcext:value-type="float">
            <text:p>-2692,5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8252" calcext:value-type="float">
            <text:p>18 2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30]+([.M130]/20)+([.N130]/240)" office:value-type="float" office:value="0.2" calcext:value-type="float">
            <text:p>0,2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3650.4" calcext:value-type="float">
            <text:p>3 650,4000</text:p>
          </table:table-cell>
          <table:table-cell table:formula="of:=[.S130]-[.T130]" office:value-type="float" office:value="-3650.4" calcext:value-type="float">
            <text:p>-3650,4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31]+([.M131]/20)+([.N131]/240)" office:value-type="float" office:value="0.3" calcext:value-type="float">
            <text:p>0,3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6" calcext:value-type="float">
            <text:p>6,0000</text:p>
          </table:table-cell>
          <table:table-cell table:formula="of:=[.S131]-[.T131]" office:value-type="float" office:value="-6" calcext:value-type="float">
            <text:p>-6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272" calcext:value-type="float">
            <text:p>2 2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32]+([.M132]/20)+([.N132]/240)" office:value-type="float" office:value="0.2" calcext:value-type="float">
            <text:p>0,2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454.4" calcext:value-type="float">
            <text:p>454,4000</text:p>
          </table:table-cell>
          <table:table-cell table:formula="of:=[.S132]-[.T132]" office:value-type="float" office:value="-454.4" calcext:value-type="float">
            <text:p>-454,4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608" calcext:value-type="float">
            <text:p>3 6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2" table:formula="of:=[.L133]+([.M133]/20)+([.N133]/240)" office:value-type="float" office:value="0.7" calcext:value-type="float">
            <text:p>0,7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2525.6" calcext:value-type="float">
            <text:p>2 525,6000</text:p>
          </table:table-cell>
          <table:table-cell table:formula="of:=[.S133]-[.T133]" office:value-type="float" office:value="-2525.6" calcext:value-type="float">
            <text:p>-2525,6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aleine coup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36" calcext:value-type="float">
            <text:p>436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34]+([.M134]/20)+([.N134]/240)" office:value-type="float" office:value="4" calcext:value-type="float">
            <text:p>4,0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1744" calcext:value-type="float">
            <text:p>1 744,0000</text:p>
          </table:table-cell>
          <table:table-cell table:formula="of:=[.S134]-[.T134]" office:value-type="float" office:value="-1744" calcext:value-type="float">
            <text:p>-1744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11" calcext:value-type="float">
            <text:p>311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135]+([.M135]/20)+([.N135]/240)" office:value-type="float" office:value="25" calcext:value-type="float">
            <text:p>25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7775" calcext:value-type="float">
            <text:p>7 775,0000</text:p>
          </table:table-cell>
          <table:table-cell table:formula="of:=[.S135]-[.T135]" office:value-type="float" office:value="-7775" calcext:value-type="float">
            <text:p>-7775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080" calcext:value-type="float">
            <text:p>2 0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36]+([.M136]/20)+([.N136]/240)" office:value-type="float" office:value="0.2" calcext:value-type="float">
            <text:p>0,2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416" calcext:value-type="float">
            <text:p>416,0000</text:p>
          </table:table-cell>
          <table:table-cell table:formula="of:=[.S136]-[.T136]" office:value-type="float" office:value="-416" calcext:value-type="float">
            <text:p>-416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etits 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2" table:formula="of:=[.L137]+([.M137]/20)+([.N137]/240)" office:value-type="float" office:value="17" calcext:value-type="float">
            <text:p>17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1700" calcext:value-type="float">
            <text:p>1 700,0000</text:p>
          </table:table-cell>
          <table:table-cell table:formula="of:=[.S137]-[.T137]" office:value-type="float" office:value="-1700" calcext:value-type="float">
            <text:p>-1700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517" calcext:value-type="float">
            <text:p>51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38]+([.M138]/20)+([.N138]/240)" office:value-type="float" office:value="0.35" calcext:value-type="float">
            <text:p>0,35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180.95" calcext:value-type="float">
            <text:p>180,9500</text:p>
          </table:table-cell>
          <table:table-cell table:formula="of:=[.S138]-[.T138]" office:value-type="float" office:value="-180.95" calcext:value-type="float">
            <text:p>-180,95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24" calcext:value-type="float">
            <text:p>124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39]+([.M139]/20)+([.N139]/240)" office:value-type="float" office:value="20" calcext:value-type="float">
            <text:p>20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2480" calcext:value-type="float">
            <text:p>2 480,0000</text:p>
          </table:table-cell>
          <table:table-cell table:formula="of:=[.S139]-[.T139]" office:value-type="float" office:value="-2480" calcext:value-type="float">
            <text:p>-2480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is de Campêche moul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40]+([.M140]/20)+([.N140]/240)" office:value-type="float" office:value="0.2" calcext:value-type="float">
            <text:p>0,2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120" calcext:value-type="float">
            <text:p>120,0000</text:p>
          </table:table-cell>
          <table:table-cell table:formula="of:=[.S140]-[.T140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is de gailha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42" calcext:value-type="float">
            <text:p>342,00</text:p>
          </table:table-cell>
          <table:table-cell office:value-type="string" calcext:value-type="string">
            <text:p>livres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22" table:formula="of:=[.L141]+([.M141]/20)+([.N141]/240)" office:value-type="float" office:value="0.06" calcext:value-type="float">
            <text:p>0,06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20.52" calcext:value-type="float">
            <text:p>20,5200</text:p>
          </table:table-cell>
          <table:table-cell table:formula="of:=[.S141]-[.T141]" office:value-type="float" office:value="-20.52" calcext:value-type="float">
            <text:p>-20,52</text:p>
          </table:table-cell>
          <table:table-cell office:value-type="string" calcext:value-type="string">
            <text:p>pas d'unité de quantité. "6 L %"</text:p>
          </table:table-cell>
          <table:table-cell table:number-columns-repeated="1002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utons de coc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42]+([.M142]/20)+([.N142]/240)" office:value-type="float" office:value="1" calcext:value-type="float">
            <text:p>1,0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140" calcext:value-type="float">
            <text:p>140,0000</text:p>
          </table:table-cell>
          <table:table-cell table:formula="of:=[.S142]-[.T142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43]+([.M143]/20)+([.N143]/240)" office:value-type="float" office:value="20" calcext:value-type="float">
            <text:p>20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1060" calcext:value-type="float">
            <text:p>1 060,0000</text:p>
          </table:table-cell>
          <table:table-cell table:formula="of:=[.S143]-[.T143]" office:value-type="float" office:value="-1060" calcext:value-type="float">
            <text:p>-1060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ross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62" calcext:value-type="float">
            <text:p>1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44]+([.M144]/20)+([.N144]/240)" office:value-type="float" office:value="1" calcext:value-type="float">
            <text:p>1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162" calcext:value-type="float">
            <text:p>162,0000</text:p>
          </table:table-cell>
          <table:table-cell table:formula="of:=[.S144]-[.T144]" office:value-type="float" office:value="-162" calcext:value-type="float">
            <text:p>-162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billaud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45]+([.M145]/20)+([.N145]/240)" office:value-type="float" office:value="20" calcext:value-type="float">
            <text:p>20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600" calcext:value-type="float">
            <text:p>600,0000</text:p>
          </table:table-cell>
          <table:table-cell table:formula="of:=[.S145]-[.T145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400" calcext:value-type="float">
            <text:p>2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46]+([.M146]/20)+([.N146]/240)" office:value-type="float" office:value="0.5" calcext:value-type="float">
            <text:p>0,5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1200" calcext:value-type="float">
            <text:p>1 200,0000</text:p>
          </table:table-cell>
          <table:table-cell table:formula="of:=[.S146]-[.T146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16" calcext:value-type="float">
            <text:p>116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47]+([.M147]/20)+([.N147]/240)" office:value-type="float" office:value="5" calcext:value-type="float">
            <text:p>5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580" calcext:value-type="float">
            <text:p>580,0000</text:p>
          </table:table-cell>
          <table:table-cell table:formula="of:=[.S147]-[.T147]" office:value-type="float" office:value="-580" calcext:value-type="float">
            <text:p>-580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4663" calcext:value-type="float">
            <text:p>14 66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48]+([.M148]/20)+([.N148]/240)" office:value-type="float" office:value="0.15" calcext:value-type="float">
            <text:p>0,15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2199.45" calcext:value-type="float">
            <text:p>2 199,4500</text:p>
          </table:table-cell>
          <table:table-cell table:formula="of:=[.S148]-[.T148]" office:value-type="float" office:value="-2199.45" calcext:value-type="float">
            <text:p>-2199,45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49]+([.M149]/20)+([.N149]/240)" office:value-type="float" office:value="0.35" calcext:value-type="float">
            <text:p>0,35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35" calcext:value-type="float">
            <text:p>35,0000</text:p>
          </table:table-cell>
          <table:table-cell table:formula="of:=[.S149]-[.T149]" office:value-type="float" office:value="-35" calcext:value-type="float">
            <text:p>-35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25" calcext:value-type="float">
            <text:p>425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50]+([.M150]/20)+([.N150]/240)" office:value-type="float" office:value="10" calcext:value-type="float">
            <text:p>10,0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4250" calcext:value-type="float">
            <text:p>4 250,0000</text:p>
          </table:table-cell>
          <table:table-cell table:formula="of:=[.S150]-[.T150]" office:value-type="float" office:value="-4250" calcext:value-type="float">
            <text:p>-425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jutt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51]+([.M151]/20)+([.N151]/240)" office:value-type="float" office:value="6" calcext:value-type="float">
            <text:p>6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900" calcext:value-type="float">
            <text:p>900,0000</text:p>
          </table:table-cell>
          <table:table-cell table:formula="of:=[.S151]-[.T151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62" calcext:value-type="float">
            <text:p>262,00</text:p>
          </table:table-cell>
          <table:table-cell office:value-type="string" calcext:value-type="string">
            <text:p>tonneaux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52]+([.M152]/20)+([.N152]/240)" office:value-type="float" office:value="40" calcext:value-type="float">
            <text:p>40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10480" calcext:value-type="float">
            <text:p>10 480,0000</text:p>
          </table:table-cell>
          <table:table-cell table:formula="of:=[.S152]-[.T152]" office:value-type="float" office:value="-10480" calcext:value-type="float">
            <text:p>-1048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lle for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53]+([.M153]/20)+([.N153]/240)" office:value-type="float" office:value="0.4" calcext:value-type="float">
            <text:p>0,4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14" calcext:value-type="float">
            <text:p>14,0000</text:p>
          </table:table-cell>
          <table:table-cell table:formula="of:=[.S153]-[.T153]" office:value-type="float" office:value="-14" calcext:value-type="float">
            <text:p>-14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rnes à lantern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54]+([.M154]/20)+([.N154]/240)" office:value-type="float" office:value="1" calcext:value-type="float">
            <text:p>1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225" calcext:value-type="float">
            <text:p>225,0000</text:p>
          </table:table-cell>
          <table:table-cell table:formula="of:=[.S154]-[.T154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490" calcext:value-type="float">
            <text:p>1 4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155]+([.M155]/20)+([.N155]/240)" office:value-type="float" office:value="1.2" calcext:value-type="float">
            <text:p>1,2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1788" calcext:value-type="float">
            <text:p>1 788,0000</text:p>
          </table:table-cell>
          <table:table-cell table:formula="of:=[.S155]-[.T155]" office:value-type="float" office:value="-1788" calcext:value-type="float">
            <text:p>-1788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6710" calcext:value-type="float">
            <text:p>36 7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2" table:formula="of:=[.L156]+([.M156]/20)+([.N156]/240)" office:value-type="float" office:value="0.075" calcext:value-type="float">
            <text:p>0,075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2753.25" calcext:value-type="float">
            <text:p>2 753,2500</text:p>
          </table:table-cell>
          <table:table-cell table:formula="of:=[.S156]-[.T156]" office:value-type="float" office:value="-2753.25" calcext:value-type="float">
            <text:p>-2753,25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util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57]+([.M157]/20)+([.N157]/240)" office:value-type="float" office:value="1.5" calcext:value-type="float">
            <text:p>1,5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82.5" calcext:value-type="float">
            <text:p>82,5000</text:p>
          </table:table-cell>
          <table:table-cell table:formula="of:=[.S157]-[.T157]" office:value-type="float" office:value="-82.5" calcext:value-type="float">
            <text:p>-82,5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reuse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58]+([.M158]/20)+([.N158]/240)" office:value-type="float" office:value="0.3" calcext:value-type="float">
            <text:p>0,3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6" calcext:value-type="float">
            <text:p>6,0000</text:p>
          </table:table-cell>
          <table:table-cell table:formula="of:=[.S158]-[.T158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6850" calcext:value-type="float">
            <text:p>16 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59]+([.M159]/20)+([.N159]/240)" office:value-type="float" office:value="1.25" calcext:value-type="float">
            <text:p>1,25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21062.5" calcext:value-type="float">
            <text:p>21 062,5000</text:p>
          </table:table-cell>
          <table:table-cell table:formula="of:=[.S159]-[.T159]" office:value-type="float" office:value="-21062.5" calcext:value-type="float">
            <text:p>-21062,5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vre vie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7720" calcext:value-type="float">
            <text:p>7 7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160]+([.M160]/20)+([.N160]/240)" office:value-type="float" office:value="0.9" calcext:value-type="float">
            <text:p>0,9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6948" calcext:value-type="float">
            <text:p>6 948,0000</text:p>
          </table:table-cell>
          <table:table-cell table:formula="of:=[.S160]-[.T160]" office:value-type="float" office:value="-6948" calcext:value-type="float">
            <text:p>-6948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drogueri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61]+([.M161]/20)+([.N161]/240)" office:value-type="float" office:value="2" calcext:value-type="float">
            <text:p>2,0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50" calcext:value-type="float">
            <text:p>50,0000</text:p>
          </table:table-cell>
          <table:table-cell table:formula="of:=[.S161]-[.T161]" office:value-type="float" office:value="-50" calcext:value-type="float">
            <text:p>-50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65893" calcext:value-type="float">
            <text:p>265 89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62]+([.M162]/20)+([.N162]/240)" office:value-type="float" office:value="0.15" calcext:value-type="float">
            <text:p>0,15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39883.95" calcext:value-type="float">
            <text:p>39 883,9500</text:p>
          </table:table-cell>
          <table:table-cell table:formula="of:=[.S162]-[.T162]" office:value-type="float" office:value="-39883.95" calcext:value-type="float">
            <text:p>-39883,95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ril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163]+([.M163]/20)+([.N163]/240)" office:value-type="float" office:value="75" calcext:value-type="float">
            <text:p>75,0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1500" calcext:value-type="float">
            <text:p>1 500,0000</text:p>
          </table:table-cell>
          <table:table-cell table:formula="of:=[.S163]-[.T163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6000" calcext:value-type="float">
            <text:p>1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64]+([.M164]/20)+([.N164]/240)" office:value-type="float" office:value="0.2" calcext:value-type="float">
            <text:p>0,2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3200" calcext:value-type="float">
            <text:p>3 200,0000</text:p>
          </table:table-cell>
          <table:table-cell table:formula="of:=[.S164]-[.T164]" office:value-type="float" office:value="-3200" calcext:value-type="float">
            <text:p>-3200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flé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65]+([.M165]/20)+([.N165]/240)" office:value-type="float" office:value="0.3" calcext:value-type="float">
            <text:p>0,3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23.7" calcext:value-type="float">
            <text:p>23,7000</text:p>
          </table:table-cell>
          <table:table-cell table:formula="of:=[.S165]-[.T165]" office:value-type="float" office:value="-23.7" calcext:value-type="float">
            <text:p>-23,7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pour foy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66]+([.M166]/20)+([.N166]/240)" office:value-type="float" office:value="0.15" calcext:value-type="float">
            <text:p>0,15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3" calcext:value-type="float">
            <text:p>3,0000</text:p>
          </table:table-cell>
          <table:table-cell table:formula="of:=[.S166]-[.T166]" office:value-type="float" office:value="-3" calcext:value-type="float">
            <text:p>-3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ouvr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67]+([.M167]/20)+([.N167]/240)" office:value-type="float" office:value="0.25" calcext:value-type="float">
            <text:p>0,25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60" calcext:value-type="float">
            <text:p>60,0000</text:p>
          </table:table-cell>
          <table:table-cell table:formula="of:=[.S167]-[.T167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poid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168]+([.M168]/20)+([.N168]/240)" office:value-type="float" office:value="0.1" calcext:value-type="float">
            <text:p>0,1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10" calcext:value-type="float">
            <text:p>10,0000</text:p>
          </table:table-cell>
          <table:table-cell table:formula="of:=[.S168]-[.T168]" office:value-type="float" office:value="-10" calcext:value-type="float">
            <text:p>-10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69]+([.M169]/20)+([.N169]/240)" office:value-type="float" office:value="0.25" calcext:value-type="float">
            <text:p>0,25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67.5" calcext:value-type="float">
            <text:p>67,5000</text:p>
          </table:table-cell>
          <table:table-cell table:formula="of:=[.S169]-[.T169]" office:value-type="float" office:value="-67.5" calcext:value-type="float">
            <text:p>-67,5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c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70]+([.M170]/20)+([.N170]/240)" office:value-type="float" office:value="0.5" calcext:value-type="float">
            <text:p>0,5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20" calcext:value-type="float">
            <text:p>20,0000</text:p>
          </table:table-cell>
          <table:table-cell table:formula="of:=[.S170]-[.T170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171]+([.M171]/20)+([.N171]/240)" office:value-type="float" office:value="0.1" calcext:value-type="float">
            <text:p>0,1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2.8" calcext:value-type="float">
            <text:p>2,8000</text:p>
          </table:table-cell>
          <table:table-cell table:formula="of:=[.S171]-[.T171]" office:value-type="float" office:value="-2.8" calcext:value-type="float">
            <text:p>-2,8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72]+([.M172]/20)+([.N172]/240)" office:value-type="float" office:value="0.5" calcext:value-type="float">
            <text:p>0,5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1000" calcext:value-type="float">
            <text:p>1 000,0000</text:p>
          </table:table-cell>
          <table:table-cell table:formula="of:=[.S172]-[.T172]" office:value-type="float" office:value="-1000" calcext:value-type="float">
            <text:p>-1000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l à voi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0800" calcext:value-type="float">
            <text:p>10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73]+([.M173]/20)+([.N173]/240)" office:value-type="float" office:value="1" calcext:value-type="float">
            <text:p>1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10800" calcext:value-type="float">
            <text:p>10 800,0000</text:p>
          </table:table-cell>
          <table:table-cell table:formula="of:=[.S173]-[.T173]" office:value-type="float" office:value="-10800" calcext:value-type="float">
            <text:p>-10800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romage de Holland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13975" calcext:value-type="float">
            <text:p>113 9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74]+([.M174]/20)+([.N174]/240)" office:value-type="float" office:value="0.25" calcext:value-type="float">
            <text:p>0,25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28493.75" calcext:value-type="float">
            <text:p>28 493,7500</text:p>
          </table:table-cell>
          <table:table-cell table:formula="of:=[.S174]-[.T174]" office:value-type="float" office:value="-28493.75" calcext:value-type="float">
            <text:p>-28493,75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romage de Holland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pain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75]+([.M175]/20)+([.N175]/240)" office:value-type="float" office:value="2" calcext:value-type="float">
            <text:p>2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1600" calcext:value-type="float">
            <text:p>1 600,0000</text:p>
          </table:table-cell>
          <table:table-cell table:formula="of:=[.S175]-[.T175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71" calcext:value-type="float">
            <text:p>171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76]+([.M176]/20)+([.N176]/240)" office:value-type="float" office:value="20" calcext:value-type="float">
            <text:p>20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3420" calcext:value-type="float">
            <text:p>3 420,0000</text:p>
          </table:table-cell>
          <table:table-cell table:formula="of:=[.S176]-[.T176]" office:value-type="float" office:value="-3420" calcext:value-type="float">
            <text:p>-3420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aul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77]+([.M177]/20)+([.N177]/240)" office:value-type="float" office:value="1.25" calcext:value-type="float">
            <text:p>1,25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63.75" calcext:value-type="float">
            <text:p>63,7500</text:p>
          </table:table-cell>
          <table:table-cell table:formula="of:=[.S177]-[.T177]" office:value-type="float" office:value="-63.75" calcext:value-type="float">
            <text:p>-63,75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aul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78]+([.M178]/20)+([.N178]/240)" office:value-type="float" office:value="1.25" calcext:value-type="float">
            <text:p>1,25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73.75" calcext:value-type="float">
            <text:p>73,7500</text:p>
          </table:table-cell>
          <table:table-cell table:formula="of:=[.S178]-[.T178]" office:value-type="float" office:value="-73.75" calcext:value-type="float">
            <text:p>-73,75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éroff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79]+([.M179]/20)+([.N179]/240)" office:value-type="float" office:value="8" calcext:value-type="float">
            <text:p>8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64" calcext:value-type="float">
            <text:p>64,0000</text:p>
          </table:table-cell>
          <table:table-cell table:formula="of:=[.S179]-[.T179]" office:value-type="float" office:value="-64" calcext:value-type="float">
            <text:p>-64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80]+([.M180]/20)+([.N180]/240)" office:value-type="float" office:value="10" calcext:value-type="float">
            <text:p>10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210" calcext:value-type="float">
            <text:p>210,0000</text:p>
          </table:table-cell>
          <table:table-cell table:formula="of:=[.S180]-[.T180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291" calcext:value-type="float">
            <text:p>3 291,00</text:p>
          </table:table-cell>
          <table:table-cell office:value-type="string" calcext:value-type="string">
            <text:p>sac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81]+([.M181]/20)+([.N181]/240)" office:value-type="float" office:value="5" calcext:value-type="float">
            <text:p>5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16455" calcext:value-type="float">
            <text:p>16 455,0000</text:p>
          </table:table-cell>
          <table:table-cell table:formula="of:=[.S181]-[.T181]" office:value-type="float" office:value="-16455" calcext:value-type="float">
            <text:p>-16455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uip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82]+([.M182]/20)+([.N182]/240)" office:value-type="float" office:value="0.8" calcext:value-type="float">
            <text:p>0,8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38.4" calcext:value-type="float">
            <text:p>38,4000</text:p>
          </table:table-cell>
          <table:table-cell table:formula="of:=[.S182]-[.T182]" office:value-type="float" office:value="-38.4" calcext:value-type="float">
            <text:p>-38,4</text:p>
          </table:table-cell>
          <table:table-cell office:value-type="string" calcext:value-type="string">
            <text:p>unité de quantité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arangs blanc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baril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83]+([.M183]/20)+([.N183]/240)" office:value-type="float" office:value="18" calcext:value-type="float">
            <text:p>18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648" calcext:value-type="float">
            <text:p>648,0000</text:p>
          </table:table-cell>
          <table:table-cell table:formula="of:=[.S183]-[.T183]" office:value-type="float" office:value="-648" calcext:value-type="float">
            <text:p>-648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arangs so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2" table:formula="of:=[.L184]+([.M184]/20)+([.N184]/240)" office:value-type="float" office:value="0.05" calcext:value-type="float">
            <text:p>0,05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50" calcext:value-type="float">
            <text:p>50,0000</text:p>
          </table:table-cell>
          <table:table-cell table:formula="of:=[.S184]-[.T184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oubl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85]+([.M185]/20)+([.N185]/240)" office:value-type="float" office:value="0.2" calcext:value-type="float">
            <text:p>0,2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240" calcext:value-type="float">
            <text:p>240,0000</text:p>
          </table:table-cell>
          <table:table-cell table:formula="of:=[.S185]-[.T185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bariqu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186]+([.M186]/20)+([.N186]/240)" office:value-type="float" office:value="120" calcext:value-type="float">
            <text:p>120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2040" calcext:value-type="float">
            <text:p>2 040,0000</text:p>
          </table:table-cell>
          <table:table-cell table:formula="of:=[.S186]-[.T186]" office:value-type="float" office:value="-2040" calcext:value-type="float">
            <text:p>-2040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e l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6876" calcext:value-type="float">
            <text:p>6 8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87]+([.M187]/20)+([.N187]/240)" office:value-type="float" office:value="0.3" calcext:value-type="float">
            <text:p>0,3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2062.8" calcext:value-type="float">
            <text:p>2 062,8000</text:p>
          </table:table-cell>
          <table:table-cell table:formula="of:=[.S187]-[.T187]" office:value-type="float" office:value="-2062.8" calcext:value-type="float">
            <text:p>-2062,8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e navet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38" calcext:value-type="float">
            <text:p>23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88]+([.M188]/20)+([.N188]/240)" office:value-type="float" office:value="0.3" calcext:value-type="float">
            <text:p>0,3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71.4" calcext:value-type="float">
            <text:p>71,4000</text:p>
          </table:table-cell>
          <table:table-cell table:formula="of:=[.S188]-[.T188]" office:value-type="float" office:value="-71.4" calcext:value-type="float">
            <text:p>-71,4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qu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189]+([.M189]/20)+([.N189]/240)" office:value-type="float" office:value="120" calcext:value-type="float">
            <text:p>120,0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3600" calcext:value-type="float">
            <text:p>3 600,0000</text:p>
          </table:table-cell>
          <table:table-cell table:formula="of:=[.S189]-[.T189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huile de rabet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094" calcext:value-type="float">
            <text:p>1 09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90]+([.M190]/20)+([.N190]/240)" office:value-type="float" office:value="0.3" calcext:value-type="float">
            <text:p>0,3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328.2" calcext:value-type="float">
            <text:p>328,2000</text:p>
          </table:table-cell>
          <table:table-cell table:formula="of:=[.S190]-[.T190]" office:value-type="float" office:value="-328.2" calcext:value-type="float">
            <text:p>-328,2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298" calcext:value-type="float">
            <text:p>1 29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91]+([.M191]/20)+([.N191]/240)" office:value-type="float" office:value="0.4" calcext:value-type="float">
            <text:p>0,4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519.2" calcext:value-type="float">
            <text:p>519,2000</text:p>
          </table:table-cell>
          <table:table-cell table:formula="of:=[.S191]-[.T191]" office:value-type="float" office:value="-519.2" calcext:value-type="float">
            <text:p>-519,2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lim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94" calcext:value-type="float">
            <text:p>19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92]+([.M192]/20)+([.N192]/240)" office:value-type="float" office:value="0.4" calcext:value-type="float">
            <text:p>0,4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77.6" calcext:value-type="float">
            <text:p>77,6000</text:p>
          </table:table-cell>
          <table:table-cell table:formula="of:=[.S192]-[.T192]" office:value-type="float" office:value="-77.6" calcext:value-type="float">
            <text:p>-77,6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193]+([.M193]/20)+([.N193]/240)" office:value-type="float" office:value="0.35" calcext:value-type="float">
            <text:p>0,35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490" calcext:value-type="float">
            <text:p>490,0000</text:p>
          </table:table-cell>
          <table:table-cell table:formula="of:=[.S193]-[.T193]" office:value-type="float" office:value="-490" calcext:value-type="float">
            <text:p>-490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tu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en nombr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194]+([.M194]/20)+([.N194]/240)" office:value-type="float" office:value="80" calcext:value-type="float">
            <text:p>80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3520" calcext:value-type="float">
            <text:p>3 520,0000</text:p>
          </table:table-cell>
          <table:table-cell table:formula="of:=[.S194]-[.T194]" office:value-type="float" office:value="-3520" calcext:value-type="float">
            <text:p>-3520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tu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en nombre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95]+([.M195]/20)+([.N195]/240)" office:value-type="float" office:value="40" calcext:value-type="float">
            <text:p>40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840" calcext:value-type="float">
            <text:p>840,0000</text:p>
          </table:table-cell>
          <table:table-cell table:formula="of:=[.S195]-[.T195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 office:value-type="float" office:value="30" calcext:value-type="float">
            <text:p>30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96]+([.M196]/20)+([.N196]/240)" office:value-type="float" office:value="30.5" calcext:value-type="float">
            <text:p>30,5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1525" calcext:value-type="float">
            <text:p>1 525,0000</text:p>
          </table:table-cell>
          <table:table-cell table:formula="of:=[.S196]-[.T196]" office:value-type="float" office:value="-1525" calcext:value-type="float">
            <text:p>-1525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ines de plomb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150" calcext:value-type="float">
            <text:p>4 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97]+([.M197]/20)+([.N197]/240)" office:value-type="float" office:value="0.25" calcext:value-type="float">
            <text:p>0,25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1037.5" calcext:value-type="float">
            <text:p>1 037,5000</text:p>
          </table:table-cell>
          <table:table-cell table:formula="of:=[.S197]-[.T197]" office:value-type="float" office:value="-1037.5" calcext:value-type="float">
            <text:p>-1037,5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67660" calcext:value-type="float">
            <text:p>67 6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98]+([.M198]/20)+([.N198]/240)" office:value-type="float" office:value="0.2" calcext:value-type="float">
            <text:p>0,2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13532" calcext:value-type="float">
            <text:p>13 532,0000</text:p>
          </table:table-cell>
          <table:table-cell table:formula="of:=[.S198]-[.T198]" office:value-type="float" office:value="-13532" calcext:value-type="float">
            <text:p>-13532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09" calcext:value-type="float">
            <text:p>109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199]+([.M199]/20)+([.N199]/240)" office:value-type="float" office:value="24" calcext:value-type="float">
            <text:p>24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2616" calcext:value-type="float">
            <text:p>2 616,0000</text:p>
          </table:table-cell>
          <table:table-cell table:formula="of:=[.S199]-[.T199]" office:value-type="float" office:value="-2616" calcext:value-type="float">
            <text:p>-2616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00]+([.M200]/20)+([.N200]/240)" office:value-type="float" office:value="3" calcext:value-type="float">
            <text:p>3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60" calcext:value-type="float">
            <text:p>60,0000</text:p>
          </table:table-cell>
          <table:table-cell table:formula="of:=[.S200]-[.T200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01]+([.M201]/20)+([.N201]/240)" office:value-type="float" office:value="1.5" calcext:value-type="float">
            <text:p>1,5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142.5" calcext:value-type="float">
            <text:p>142,5000</text:p>
          </table:table-cell>
          <table:table-cell table:formula="of:=[.S201]-[.T201]" office:value-type="float" office:value="-142.5" calcext:value-type="float">
            <text:p>-142,5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outard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02]+([.M202]/20)+([.N202]/240)" office:value-type="float" office:value="0.6" calcext:value-type="float">
            <text:p>0,6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24" calcext:value-type="float">
            <text:p>24,0000</text:p>
          </table:table-cell>
          <table:table-cell table:formula="of:=[.S202]-[.T202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uscad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03]+([.M203]/20)+([.N203]/240)" office:value-type="float" office:value="0.4" calcext:value-type="float">
            <text:p>0,4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12.8" calcext:value-type="float">
            <text:p>12,8000</text:p>
          </table:table-cell>
          <table:table-cell table:formula="of:=[.S203]-[.T203]" office:value-type="float" office:value="-12.8" calcext:value-type="float">
            <text:p>-12,8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noir à noirci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66" calcext:value-type="float">
            <text:p>1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04]+([.M204]/20)+([.N204]/240)" office:value-type="float" office:value="1" calcext:value-type="float">
            <text:p>1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166" calcext:value-type="float">
            <text:p>166,0000</text:p>
          </table:table-cell>
          <table:table-cell table:formula="of:=[.S204]-[.T204]" office:value-type="float" office:value="-166" calcext:value-type="float">
            <text:p>-166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ocre jau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2" table:formula="of:=[.L205]+([.M205]/20)+([.N205]/240)" office:value-type="float" office:value="0.05" calcext:value-type="float">
            <text:p>0,05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30" calcext:value-type="float">
            <text:p>30,0000</text:p>
          </table:table-cell>
          <table:table-cell table:formula="of:=[.S205]-[.T205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42" calcext:value-type="float">
            <text:p>142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06]+([.M206]/20)+([.N206]/240)" office:value-type="float" office:value="6" calcext:value-type="float">
            <text:p>6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852" calcext:value-type="float">
            <text:p>852,0000</text:p>
          </table:table-cell>
          <table:table-cell table:formula="of:=[.S206]-[.T206]" office:value-type="float" office:value="-852" calcext:value-type="float">
            <text:p>-852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inc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74" calcext:value-type="float">
            <text:p>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07]+([.M207]/20)+([.N207]/240)" office:value-type="float" office:value="2" calcext:value-type="float">
            <text:p>2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148" calcext:value-type="float">
            <text:p>148,0000</text:p>
          </table:table-cell>
          <table:table-cell table:formula="of:=[.S207]-[.T207]" office:value-type="float" office:value="-148" calcext:value-type="float">
            <text:p>-148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eintu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08]+([.M208]/20)+([.N208]/240)" office:value-type="float" office:value="1" calcext:value-type="float">
            <text:p>1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150" calcext:value-type="float">
            <text:p>150,0000</text:p>
          </table:table-cell>
          <table:table-cell table:formula="of:=[.S208]-[.T208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94" calcext:value-type="float">
            <text:p>294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209]+([.M209]/20)+([.N209]/240)" office:value-type="float" office:value="2.25" calcext:value-type="float">
            <text:p>2,25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661.5" calcext:value-type="float">
            <text:p>661,5000</text:p>
          </table:table-cell>
          <table:table-cell table:formula="of:=[.S209]-[.T209]" office:value-type="float" office:value="-661.5" calcext:value-type="float">
            <text:p>-661,5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anches de ches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10]+([.M210]/20)+([.N210]/240)" office:value-type="float" office:value="6" calcext:value-type="float">
            <text:p>6,0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1200" calcext:value-type="float">
            <text:p>1 200,0000</text:p>
          </table:table-cell>
          <table:table-cell table:formula="of:=[.S210]-[.T210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590" calcext:value-type="float">
            <text:p>1 59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211]+([.M211]/20)+([.N211]/240)" office:value-type="float" office:value="4" calcext:value-type="float">
            <text:p>4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6360" calcext:value-type="float">
            <text:p>6 360,0000</text:p>
          </table:table-cell>
          <table:table-cell table:formula="of:=[.S211]-[.T211]" office:value-type="float" office:value="-6360" calcext:value-type="float">
            <text:p>-6360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8676" calcext:value-type="float">
            <text:p>18 67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12]+([.M212]/20)+([.N212]/240)" office:value-type="float" office:value="1" calcext:value-type="float">
            <text:p>1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18676" calcext:value-type="float">
            <text:p>18 676,0000</text:p>
          </table:table-cell>
          <table:table-cell table:formula="of:=[.S212]-[.T212]" office:value-type="float" office:value="-18676" calcext:value-type="float">
            <text:p>-18676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13]+([.M213]/20)+([.N213]/240)" office:value-type="float" office:value="0.75" calcext:value-type="float">
            <text:p>0,75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375" calcext:value-type="float">
            <text:p>375,0000</text:p>
          </table:table-cell>
          <table:table-cell table:formula="of:=[.S213]-[.T213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omb en grenai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214]+([.M214]/20)+([.N214]/240)" office:value-type="float" office:value="0.25" calcext:value-type="float">
            <text:p>0,25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250" calcext:value-type="float">
            <text:p>250,0000</text:p>
          </table:table-cell>
          <table:table-cell table:formula="of:=[.S214]-[.T214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57095" calcext:value-type="float">
            <text:p>57 0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15]+([.M215]/20)+([.N215]/240)" office:value-type="float" office:value="0.2" calcext:value-type="float">
            <text:p>0,2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11419" calcext:value-type="float">
            <text:p>11 419,0000</text:p>
          </table:table-cell>
          <table:table-cell table:formula="of:=[.S215]-[.T215]" office:value-type="float" office:value="-11419" calcext:value-type="float">
            <text:p>-11419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umes à li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91" calcext:value-type="float">
            <text:p>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16]+([.M216]/20)+([.N216]/240)" office:value-type="float" office:value="1" calcext:value-type="float">
            <text:p>1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91" calcext:value-type="float">
            <text:p>91,0000</text:p>
          </table:table-cell>
          <table:table-cell table:formula="of:=[.S216]-[.T216]" office:value-type="float" office:value="-91" calcext:value-type="float">
            <text:p>-91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oisson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17]+([.M217]/20)+([.N217]/240)" office:value-type="float" office:value="0.2" calcext:value-type="float">
            <text:p>0,2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6" calcext:value-type="float">
            <text:p>6,0000</text:p>
          </table:table-cell>
          <table:table-cell table:formula="of:=[.S217]-[.T217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7641" calcext:value-type="float">
            <text:p>7 64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218]+([.M218]/20)+([.N218]/240)" office:value-type="float" office:value="1.2" calcext:value-type="float">
            <text:p>1,2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9169.2" calcext:value-type="float">
            <text:p>9 169,2000</text:p>
          </table:table-cell>
          <table:table-cell table:formula="of:=[.S218]-[.T218]" office:value-type="float" office:value="-9169.2" calcext:value-type="float">
            <text:p>-9169,2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oix de Bourgo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219]+([.M219]/20)+([.N219]/240)" office:value-type="float" office:value="0.1" calcext:value-type="float">
            <text:p>0,1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40" calcext:value-type="float">
            <text:p>40,0000</text:p>
          </table:table-cell>
          <table:table-cell table:formula="of:=[.S219]-[.T219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otterie de grez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220]+([.M220]/20)+([.N220]/240)" office:value-type="float" office:value="0.1" calcext:value-type="float">
            <text:p>0,1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8" calcext:value-type="float">
            <text:p>8,0000</text:p>
          </table:table-cell>
          <table:table-cell table:formula="of:=[.S220]-[.T220]" office:value-type="float" office:value="-8" calcext:value-type="float">
            <text:p>-8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quincaillerie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34" calcext:value-type="float">
            <text:p>23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21]+([.M221]/20)+([.N221]/240)" office:value-type="float" office:value="1.5" calcext:value-type="float">
            <text:p>1,5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351" calcext:value-type="float">
            <text:p>351,0000</text:p>
          </table:table-cell>
          <table:table-cell table:formula="of:=[.S221]-[.T221]" office:value-type="float" office:value="-351" calcext:value-type="float">
            <text:p>-351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quincaillerie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65" calcext:value-type="float">
            <text:p>36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22]+([.M222]/20)+([.N222]/240)" office:value-type="float" office:value="1.5" calcext:value-type="float">
            <text:p>1,5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547.5" calcext:value-type="float">
            <text:p>547,5000</text:p>
          </table:table-cell>
          <table:table-cell table:formula="of:=[.S222]-[.T222]" office:value-type="float" office:value="-547.5" calcext:value-type="float">
            <text:p>-547,5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269" calcext:value-type="float">
            <text:p>1 26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23]+([.M223]/20)+([.N223]/240)" office:value-type="float" office:value="0.2" calcext:value-type="float">
            <text:p>0,2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253.8" calcext:value-type="float">
            <text:p>253,8000</text:p>
          </table:table-cell>
          <table:table-cell table:formula="of:=[.S223]-[.T223]" office:value-type="float" office:value="-253.8" calcext:value-type="float">
            <text:p>-253,8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aisin se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834" calcext:value-type="float">
            <text:p>2 83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24]+([.M224]/20)+([.N224]/240)" office:value-type="float" office:value="0.2" calcext:value-type="float">
            <text:p>0,2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566.8" calcext:value-type="float">
            <text:p>566,8000</text:p>
          </table:table-cell>
          <table:table-cell table:formula="of:=[.S224]-[.T224]" office:value-type="float" office:value="-566.8" calcext:value-type="float">
            <text:p>-566,8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uban de f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25]+([.M225]/20)+([.N225]/240)" office:value-type="float" office:value="1.5" calcext:value-type="float">
            <text:p>1,5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6" calcext:value-type="float">
            <text:p>6,0000</text:p>
          </table:table-cell>
          <table:table-cell table:formula="of:=[.S225]-[.T225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ruban de s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226]+([.M226]/20)+([.N226]/240)" office:value-type="float" office:value="60" calcext:value-type="float">
            <text:p>60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2400" calcext:value-type="float">
            <text:p>2 400,0000</text:p>
          </table:table-cell>
          <table:table-cell table:formula="of:=[.S226]-[.T226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1" calcext:value-type="float">
            <text:p>1751</text:p>
          </table:table-cell>
          <table:table-cell office:value-type="string" calcext:value-type="string">
            <text:p>saffra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ivr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227]+([.M227]/20)+([.N227]/240)" office:value-type="float" office:value="16" calcext:value-type="float">
            <text:p>16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16" calcext:value-type="float">
            <text:p>16,0000</text:p>
          </table:table-cell>
          <table:table-cell table:formula="of:=[.S227]-[.T227]" office:value-type="float" office:value="-16" calcext:value-type="float">
            <text:p>-16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alpet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28]+([.M228]/20)+([.N228]/240)" office:value-type="float" office:value="0.75" calcext:value-type="float">
            <text:p>0,75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9" calcext:value-type="float">
            <text:p>9,0000</text:p>
          </table:table-cell>
          <table:table-cell table:formula="of:=[.S228]-[.T228]" office:value-type="float" office:value="-9" calcext:value-type="float">
            <text:p>-9</text:p>
          </table:table-cell>
          <table:table-cell office:value-type="string" calcext:value-type="string">
            <text:p>pas d'unité de quantité. Probablement des livres</text:p>
          </table:table-cell>
          <table:table-cell table:number-columns-repeated="1002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aumon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229]+([.M229]/20)+([.N229]/240)" office:value-type="float" office:value="25" calcext:value-type="float">
            <text:p>25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200" calcext:value-type="float">
            <text:p>200,0000</text:p>
          </table:table-cell>
          <table:table-cell table:formula="of:=[.S229]-[.T229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5725" calcext:value-type="float">
            <text:p>5 7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230]+([.M230]/20)+([.N230]/240)" office:value-type="float" office:value="0.15" calcext:value-type="float">
            <text:p>0,15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858.75" calcext:value-type="float">
            <text:p>858,7500</text:p>
          </table:table-cell>
          <table:table-cell table:formula="of:=[.S230]-[.T230]" office:value-type="float" office:value="-858.75" calcext:value-type="float">
            <text:p>-858,75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tocfi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806" calcext:value-type="float">
            <text:p>1 80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31]+([.M231]/20)+([.N231]/240)" office:value-type="float" office:value="0.2" calcext:value-type="float">
            <text:p>0,2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361.2" calcext:value-type="float">
            <text:p>361,2000</text:p>
          </table:table-cell>
          <table:table-cell table:formula="of:=[.S231]-[.T231]" office:value-type="float" office:value="-361.2" calcext:value-type="float">
            <text:p>-361,2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3818" calcext:value-type="float">
            <text:p>3 8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32]+([.M232]/20)+([.N232]/240)" office:value-type="float" office:value="0.75" calcext:value-type="float">
            <text:p>0,75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2863.5" calcext:value-type="float">
            <text:p>2 863,5000</text:p>
          </table:table-cell>
          <table:table-cell table:formula="of:=[.S232]-[.T232]" office:value-type="float" office:value="-2863.5" calcext:value-type="float">
            <text:p>-2863,5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159368" calcext:value-type="float">
            <text:p>159 3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33]+([.M233]/20)+([.N233]/240)" office:value-type="float" office:value="0.3" calcext:value-type="float">
            <text:p>0,3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47810.4" calcext:value-type="float">
            <text:p>47 810,4000</text:p>
          </table:table-cell>
          <table:table-cell table:formula="of:=[.S233]-[.T233]" office:value-type="float" office:value="-47810.4" calcext:value-type="float">
            <text:p>-47810,4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234]+([.M234]/20)+([.N234]/240)" office:value-type="float" office:value="2.5" calcext:value-type="float">
            <text:p>2,5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67.5" calcext:value-type="float">
            <text:p>67,5000</text:p>
          </table:table-cell>
          <table:table-cell table:formula="of:=[.S234]-[.T234]" office:value-type="float" office:value="-67.5" calcext:value-type="float">
            <text:p>-67,5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32" calcext:value-type="float">
            <text:p>432,00</text:p>
          </table:table-cell>
          <table:table-cell office:value-type="string" calcext:value-type="string">
            <text:p>aul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35]+([.M235]/20)+([.N235]/240)" office:value-type="float" office:value="1.5" calcext:value-type="float">
            <text:p>1,5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648" calcext:value-type="float">
            <text:p>648,0000</text:p>
          </table:table-cell>
          <table:table-cell table:formula="of:=[.S235]-[.T235]" office:value-type="float" office:value="-648" calcext:value-type="float">
            <text:p>-648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36]+([.M236]/20)+([.N236]/240)" office:value-type="float" office:value="1" calcext:value-type="float">
            <text:p>1,0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4" calcext:value-type="float">
            <text:p>4,0000</text:p>
          </table:table-cell>
          <table:table-cell table:formula="of:=[.S236]-[.T236]" office:value-type="float" office:value="-4" calcext:value-type="float">
            <text:p>-4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bariqu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37]+([.M237]/20)+([.N237]/240)" office:value-type="float" office:value="30" calcext:value-type="float">
            <text:p>30,0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2400" calcext:value-type="float">
            <text:p>2 400,0000</text:p>
          </table:table-cell>
          <table:table-cell table:formula="of:=[.S237]-[.T237]" office:value-type="float" office:value="-2400" calcext:value-type="float">
            <text:p>-2400</text:p>
          </table:table-cell>
          <table:table-cell office:value-type="string" calcext:value-type="string">
            <text:p>"de quelle ..."</text:p>
          </table:table-cell>
          <table:table-cell table:number-columns-repeated="1002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is mer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9600" calcext:value-type="float">
            <text:p>9 600,00</text:p>
          </table:table-cell>
          <table:table-cell office:value-type="string" calcext:value-type="string">
            <text:p>douell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38]+([.M238]/20)+([.N238]/240)" office:value-type="float" office:value="0.2" calcext:value-type="float">
            <text:p>0,2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1920" calcext:value-type="float">
            <text:p>1 920,0000</text:p>
          </table:table-cell>
          <table:table-cell table:formula="of:=[.S238]-[.T238]" office:value-type="float" office:value="-1920" calcext:value-type="float">
            <text:p>-1920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rdages de chê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730" calcext:value-type="float">
            <text:p>73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39]+([.M239]/20)+([.N239]/240)" office:value-type="float" office:value="10" calcext:value-type="float">
            <text:p>10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7300" calcext:value-type="float">
            <text:p>7 300,0000</text:p>
          </table:table-cell>
          <table:table-cell table:formula="of:=[.S239]-[.T239]" office:value-type="float" office:value="-7300" calcext:value-type="float">
            <text:p>-730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ordages de chê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344" calcext:value-type="float">
            <text:p>344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40]+([.M240]/20)+([.N240]/240)" office:value-type="float" office:value="3" calcext:value-type="float">
            <text:p>3,0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1032" calcext:value-type="float">
            <text:p>1 032,0000</text:p>
          </table:table-cell>
          <table:table-cell table:formula="of:=[.S240]-[.T240]" office:value-type="float" office:value="-1032" calcext:value-type="float">
            <text:p>-1032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spa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22" table:formula="of:=[.L241]+([.M241]/20)+([.N241]/240)" office:value-type="float" office:value="1" calcext:value-type="float">
            <text:p>1,0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6" calcext:value-type="float">
            <text:p>6,0000</text:p>
          </table:table-cell>
          <table:table-cell table:formula="of:=[.S241]-[.T241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992" calcext:value-type="float">
            <text:p>99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242]+([.M242]/20)+([.N242]/240)" office:value-type="float" office:value="2.25" calcext:value-type="float">
            <text:p>2,25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2232" calcext:value-type="float">
            <text:p>2 232,0000</text:p>
          </table:table-cell>
          <table:table-cell table:formula="of:=[.S242]-[.T242]" office:value-type="float" office:value="-2232" calcext:value-type="float">
            <text:p>-2232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recein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344" calcext:value-type="float">
            <text:p>344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43]+([.M243]/20)+([.N243]/240)" office:value-type="float" office:value="6" calcext:value-type="float">
            <text:p>6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2064" calcext:value-type="float">
            <text:p>2 064,0000</text:p>
          </table:table-cell>
          <table:table-cell table:formula="of:=[.S243]-[.T243]" office:value-type="float" office:value="-2064" calcext:value-type="float">
            <text:p>-2064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1320" calcext:value-type="float">
            <text:p>1 3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44]+([.M244]/20)+([.N244]/240)" office:value-type="float" office:value="0.2" calcext:value-type="float">
            <text:p>0,2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264" calcext:value-type="float">
            <text:p>264,0000</text:p>
          </table:table-cell>
          <table:table-cell table:formula="of:=[.S244]-[.T244]" office:value-type="float" office:value="-264" calcext:value-type="float">
            <text:p>-264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14490" calcext:value-type="float">
            <text:p>14 4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245]+([.M245]/20)+([.N245]/240)" office:value-type="float" office:value="0.1" calcext:value-type="float">
            <text:p>0,1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1449" calcext:value-type="float">
            <text:p>1 449,0000</text:p>
          </table:table-cell>
          <table:table-cell table:formula="of:=[.S245]-[.T245]" office:value-type="float" office:value="-1449" calcext:value-type="float">
            <text:p>-1449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renad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246]+([.M246]/20)+([.N246]/240)" office:value-type="float" office:value="0.1" calcext:value-type="float">
            <text:p>0,1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40" calcext:value-type="float">
            <text:p>40,0000</text:p>
          </table:table-cell>
          <table:table-cell table:formula="of:=[.S246]-[.T246]" office:value-type="float" office:value="-40" calcext:value-type="float">
            <text:p>-40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jong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panier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47]+([.M247]/20)+([.N247]/240)" office:value-type="float" office:value="1" calcext:value-type="float">
            <text:p>1,0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230" calcext:value-type="float">
            <text:p>230,0000</text:p>
          </table:table-cell>
          <table:table-cell table:formula="of:=[.S247]-[.T247]" office:value-type="float" office:value="-230" calcext:value-type="float">
            <text:p>-230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365" calcext:value-type="float">
            <text:p>365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48]+([.M248]/20)+([.N248]/240)" office:value-type="float" office:value="10" calcext:value-type="float">
            <text:p>10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3650" calcext:value-type="float">
            <text:p>3 650,0000</text:p>
          </table:table-cell>
          <table:table-cell table:formula="of:=[.S248]-[.T248]" office:value-type="float" office:value="-3650" calcext:value-type="float">
            <text:p>-3650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Russie</text:p>
          </table:table-cell>
          <table:table-cell office:value-type="float" office:value="173475" calcext:value-type="float">
            <text:p>173 475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2" table:formula="of:=[.L249]+([.M249]/20)+([.N249]/240)" office:value-type="float" office:value="0.2" calcext:value-type="float">
            <text:p>0,2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34695" calcext:value-type="float">
            <text:p>34 695,0000</text:p>
          </table:table-cell>
          <table:table-cell table:formula="of:=[.S249]-[.T249]" office:value-type="float" office:value="-34695" calcext:value-type="float">
            <text:p>-34695</text:p>
          </table:table-cell>
          <table:table-cell office:value-type="string" calcext:value-type="string">
            <text:p>2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Russie</text:p>
          </table:table-cell>
          <table:table-cell office:value-type="float" office:value="12847" calcext:value-type="float">
            <text:p>12 84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250]+([.M250]/20)+([.N250]/240)" office:value-type="float" office:value="0.15" calcext:value-type="float">
            <text:p>0,15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1927.05" calcext:value-type="float">
            <text:p>1 927,0500</text:p>
          </table:table-cell>
          <table:table-cell table:formula="of:=[.S250]-[.T250]" office:value-type="float" office:value="-1927.05" calcext:value-type="float">
            <text:p>-1927,05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Russie</text:p>
          </table:table-cell>
          <table:table-cell office:value-type="float" office:value="313200" calcext:value-type="float">
            <text:p>313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51]+([.M251]/20)+([.N251]/240)" office:value-type="float" office:value="0.3" calcext:value-type="float">
            <text:p>0,3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93960" calcext:value-type="float">
            <text:p>93 960,0000</text:p>
          </table:table-cell>
          <table:table-cell table:formula="of:=[.S251]-[.T251]" office:value-type="float" office:value="-93960" calcext:value-type="float">
            <text:p>-93960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table:style-name="ce10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5000" calcext:value-type="float">
            <text:p>5 000,00</text:p>
          </table:table-cell>
          <table:table-cell office:value-type="string" calcext:value-type="string">
            <text:p>baril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2" table:formula="of:=[.L252]+([.M252]/20)+([.N252]/240)" office:value-type="float" office:value="27" calcext:value-type="float">
            <text:p>27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135000" calcext:value-type="float">
            <text:p>135 000,0000</text:p>
          </table:table-cell>
          <table:table-cell table:formula="of:=[.S252]-[.T252]" office:value-type="float" office:value="-135000" calcext:value-type="float">
            <text:p>-135000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74" calcext:value-type="float">
            <text:p>74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53]+([.M253]/20)+([.N253]/240)" office:value-type="float" office:value="20" calcext:value-type="float">
            <text:p>20,0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1480" calcext:value-type="float">
            <text:p>1 480,0000</text:p>
          </table:table-cell>
          <table:table-cell table:formula="of:=[.S253]-[.T253]" office:value-type="float" office:value="-1480" calcext:value-type="float">
            <text:p>-1480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2" table:formula="of:=[.L254]+([.M254]/20)+([.N254]/240)" office:value-type="float" office:value="0.075" calcext:value-type="float">
            <text:p>0,075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37.5" calcext:value-type="float">
            <text:p>37,5000</text:p>
          </table:table-cell>
          <table:table-cell table:formula="of:=[.S254]-[.T254]" office:value-type="float" office:value="-37.5" calcext:value-type="float">
            <text:p>-37,5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espa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55]+([.M255]/20)+([.N255]/240)" office:value-type="float" office:value="1" calcext:value-type="float">
            <text:p>1,0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12" calcext:value-type="float">
            <text:p>12,0000</text:p>
          </table:table-cell>
          <table:table-cell table:formula="of:=[.S255]-[.T255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168000" calcext:value-type="float">
            <text:p>168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256]+([.M256]/20)+([.N256]/240)" office:value-type="float" office:value="0.15" calcext:value-type="float">
            <text:p>0,15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25200" calcext:value-type="float">
            <text:p>25 200,0000</text:p>
          </table:table-cell>
          <table:table-cell table:formula="of:=[.S256]-[.T256]" office:value-type="float" office:value="-25200" calcext:value-type="float">
            <text:p>-25200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446" calcext:value-type="float">
            <text:p>446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57]+([.M257]/20)+([.N257]/240)" office:value-type="float" office:value="20" calcext:value-type="float">
            <text:p>20,0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8920" calcext:value-type="float">
            <text:p>8 920,0000</text:p>
          </table:table-cell>
          <table:table-cell table:formula="of:=[.S257]-[.T257]" office:value-type="float" office:value="-8920" calcext:value-type="float">
            <text:p>-8920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1282" calcext:value-type="float">
            <text:p>1 282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58]+([.M258]/20)+([.N258]/240)" office:value-type="float" office:value="10" calcext:value-type="float">
            <text:p>10,0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12820" calcext:value-type="float">
            <text:p>12 820,0000</text:p>
          </table:table-cell>
          <table:table-cell table:formula="of:=[.S258]-[.T258]" office:value-type="float" office:value="-12820" calcext:value-type="float">
            <text:p>-12820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matu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59]+([.M259]/20)+([.N259]/240)" office:value-type="float" office:value="30" calcext:value-type="float">
            <text:p>30,0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900" calcext:value-type="float">
            <text:p>900,0000</text:p>
          </table:table-cell>
          <table:table-cell table:formula="of:=[.S259]-[.T259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35352" calcext:value-type="float">
            <text:p>35 35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60]+([.M260]/20)+([.N260]/240)" office:value-type="float" office:value="0.75" calcext:value-type="float">
            <text:p>0,75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26514" calcext:value-type="float">
            <text:p>26 514,0000</text:p>
          </table:table-cell>
          <table:table-cell table:formula="of:=[.S260]-[.T260]" office:value-type="float" office:value="-26514" calcext:value-type="float">
            <text:p>-26514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planches de sapin demi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47.33" calcext:value-type="float">
            <text:p>47,33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61]+([.M261]/20)+([.N261]/240)" office:value-type="float" office:value="3" calcext:value-type="float">
            <text:p>3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141.99" calcext:value-type="float">
            <text:p>141,9900</text:p>
          </table:table-cell>
          <table:table-cell table:formula="of:=[.S261]-[.T261]" office:value-type="float" office:value="-141.99" calcext:value-type="float">
            <text:p>-141,99</text:p>
          </table:table-cell>
          <table:table-cell office:value-type="string" calcext:value-type="string">
            <text:p>"3L la douz" 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çoises de l'Amérique</text:p>
          </table:table-cell>
          <table:table-cell office:value-type="float" office:value="144123" calcext:value-type="float">
            <text:p>144 12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62]+([.M262]/20)+([.N262]/240)" office:value-type="float" office:value="0.6" calcext:value-type="float">
            <text:p>0,6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86473.8" calcext:value-type="float">
            <text:p>86 473,8000</text:p>
          </table:table-cell>
          <table:table-cell table:formula="of:=[.S262]-[.T262]" office:value-type="float" office:value="-86473.8" calcext:value-type="float">
            <text:p>-86473,8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anefic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çoises de l'Amérique</text:p>
          </table:table-cell>
          <table:table-cell office:value-type="float" office:value="675" calcext:value-type="float">
            <text:p>675,00</text:p>
          </table:table-cell>
          <table:table-cell office:value-type="string" calcext:value-type="string">
            <text:p>livres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style-name="ce22" table:formula="of:=[.L263]+([.M263]/20)+([.N263]/240)" office:value-type="float" office:value="0.5" calcext:value-type="float">
            <text:p>0,5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337.5" calcext:value-type="float">
            <text:p>337,5000</text:p>
          </table:table-cell>
          <table:table-cell table:formula="of:=[.S263]-[.T263]" office:value-type="float" office:value="-337.5" calcext:value-type="float">
            <text:p>-337,5</text:p>
          </table:table-cell>
          <table:table-cell office:value-type="string" calcext:value-type="string">
            <text:p>50 L %</text:p>
          </table:table-cell>
          <table:table-cell table:number-columns-repeated="1002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çoises de l'Amérique</text:p>
          </table:table-cell>
          <table:table-cell office:value-type="float" office:value="577" calcext:value-type="float">
            <text:p>577,00</text:p>
          </table:table-cell>
          <table:table-cell office:value-type="string" calcext:value-type="string">
            <text:p>livres</text:p>
          </table:table-cell>
          <table:table-cell office:value-type="float" office:value="0.66" calcext:value-type="float">
            <text:p>0,660</text:p>
          </table:table-cell>
          <table:table-cell table:number-columns-repeated="2"/>
          <table:table-cell table:style-name="ce22" table:formula="of:=[.L264]+([.M264]/20)+([.N264]/240)" office:value-type="float" office:value="0.66" calcext:value-type="float">
            <text:p>0,66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380.82" calcext:value-type="float">
            <text:p>380,8200</text:p>
          </table:table-cell>
          <table:table-cell table:formula="of:=[.S264]-[.T264]" office:value-type="float" office:value="-380.82" calcext:value-type="float">
            <text:p>-380,82</text:p>
          </table:table-cell>
          <table:table-cell office:value-type="string" calcext:value-type="string">
            <text:p>66 L %</text:p>
          </table:table-cell>
          <table:table-cell table:number-columns-repeated="1002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otons en la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çoises de l'Amérique</text:p>
          </table:table-cell>
          <table:table-cell office:value-type="float" office:value="476" calcext:value-type="float">
            <text:p>4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265]+([.M265]/20)+([.N265]/240)" office:value-type="float" office:value="1.2" calcext:value-type="float">
            <text:p>1,2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571.2" calcext:value-type="float">
            <text:p>571,2000</text:p>
          </table:table-cell>
          <table:table-cell table:formula="of:=[.S265]-[.T265]" office:value-type="float" office:value="-571.2" calcext:value-type="float">
            <text:p>-571,2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çoises de l'Amérique</text:p>
          </table:table-cell>
          <table:table-cell office:value-type="float" office:value="113" calcext:value-type="float">
            <text:p>113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266]+([.M266]/20)+([.N266]/240)" office:value-type="float" office:value="8" calcext:value-type="float">
            <text:p>8,0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904" calcext:value-type="float">
            <text:p>904,0000</text:p>
          </table:table-cell>
          <table:table-cell table:formula="of:=[.S266]-[.T266]" office:value-type="float" office:value="-904" calcext:value-type="float">
            <text:p>-904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cuirs de boeuf tanné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çoises de l'Amérique</text:p>
          </table:table-cell>
          <table:table-cell office:value-type="float" office:value="1440" calcext:value-type="float">
            <text:p>1 4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67]+([.M267]/20)+([.N267]/240)" office:value-type="float" office:value="0.6" calcext:value-type="float">
            <text:p>0,6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864" calcext:value-type="float">
            <text:p>864,0000</text:p>
          </table:table-cell>
          <table:table-cell table:formula="of:=[.S267]-[.T267]" office:value-type="float" office:value="-864" calcext:value-type="float">
            <text:p>-864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çoises de l'Amérique</text:p>
          </table:table-cell>
          <table:table-cell office:value-type="float" office:value="126757" calcext:value-type="float">
            <text:p>126 757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268]+([.M268]/20)+([.N268]/240)" office:value-type="float" office:value="4" calcext:value-type="float">
            <text:p>4,0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507028" calcext:value-type="float">
            <text:p>507 028,0000</text:p>
          </table:table-cell>
          <table:table-cell table:formula="of:=[.S268]-[.T268]" office:value-type="float" office:value="-507028" calcext:value-type="float">
            <text:p>-507028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nt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69]+([.M269]/20)+([.N269]/240)" office:value-type="float" office:value="1" calcext:value-type="float">
            <text:p>1,00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12" calcext:value-type="float">
            <text:p>12,0000</text:p>
          </table:table-cell>
          <table:table-cell table:formula="of:=[.S269]-[.T269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irop de capila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çoises de l'Amérique</text:p>
          </table:table-cell>
          <table:table-cell office:value-type="float" office:value="148" calcext:value-type="float">
            <text:p>1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70]+([.M270]/20)+([.N270]/240)" office:value-type="float" office:value="1.5" calcext:value-type="float">
            <text:p>1,5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222" calcext:value-type="float">
            <text:p>222,0000</text:p>
          </table:table-cell>
          <table:table-cell table:formula="of:=[.S270]-[.T270]" office:value-type="float" office:value="-222" calcext:value-type="float">
            <text:p>-222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çoises de l'Amérique</text:p>
          </table:table-cell>
          <table:table-cell office:value-type="float" office:value="636" calcext:value-type="float">
            <text:p>63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71]+([.M271]/20)+([.N271]/240)" office:value-type="float" office:value="0.75" calcext:value-type="float">
            <text:p>0,75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477" calcext:value-type="float">
            <text:p>477,0000</text:p>
          </table:table-cell>
          <table:table-cell table:formula="of:=[.S271]-[.T271]" office:value-type="float" office:value="-477" calcext:value-type="float">
            <text:p>-477</text:p>
          </table:table-cell>
          <table:table-cell table:number-columns-repeated="1003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61" calcext:value-type="float">
            <text:p>1761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çoises de l'Amérique</text:p>
          </table:table-cell>
          <table:table-cell office:value-type="float" office:value="549281" calcext:value-type="float">
            <text:p>549 2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72]+([.M272]/20)+([.N272]/240)" office:value-type="float" office:value="0.5" calcext:value-type="float">
            <text:p>0,5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274640.5" calcext:value-type="float">
            <text:p>274 640,5000</text:p>
          </table:table-cell>
          <table:table-cell table:formula="of:=[.S272]-[.T272]" office:value-type="float" office:value="-274640.5" calcext:value-type="float">
            <text:p>-274640,5</text:p>
          </table:table-cell>
          <table:table-cell table:number-columns-repeated="1003"/>
        </table:table-row>
        <table:table-row table:style-name="ro2" table:number-rows-repeated="49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2"/>
          <table:table-cell table:number-columns-repeated="5"/>
          <table:table-cell table:style-name="ce22"/>
          <table:table-cell table:number-columns-repeated="1009"/>
        </table:table-row>
        <table:table-row table:style-name="ro2" table:number-rows-repeated="60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2"/>
          <table:table-cell table:number-columns-repeated="1009"/>
        </table:table-row>
        <table:table-row table:style-name="ro2" table:number-rows-repeated="57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2"/>
          <table:table-cell table:number-columns-repeated="1009"/>
        </table:table-row>
        <table:table-row table:style-name="ro2" table:number-rows-repeated="2696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 table:number-rows-repeated="10453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0:47:48.2923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7M10S</meta:editing-duration>
    <meta:editing-cycles>98</meta:editing-cycles>
    <meta:generator>LibreOffice/5.1.6.2$MacOSX_X86_64 LibreOffice_project/07ac168c60a517dba0f0d7bc7540f5afa45f0909</meta:generator>
    <dc:date>2017-06-15T13:35:08.162698000</dc:date>
    <meta:document-statistic meta:table-count="3" meta:cell-count="4898" meta:object-count="0"/>
    <meta:user-defined meta:name="Info 1"/>
    <meta:user-defined meta:name="Info 2"/>
    <meta:user-defined meta:name="Info 3"/>
    <meta:user-defined meta:name="Info 4"/>
  </office:meta>
</office:document-meta>
</file>